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ge-kutta" table:style-name="ta1">
        <table:shapes>
          <draw:frame draw:z-index="0" draw:style-name="gr1" draw:text-style-name="P1" svg:width="6.811in" svg:height="5.5843in" svg:x="0.4331in" svg:y="0.0417in">
            <draw:object draw:notify-on-update-of-ranges="'runge-kutta'.A1:'runge-kutta'.A1 'runge-kutta'.A2:'runge-kutta'.A366 'runge-kutta'.B1:'runge-kutta'.B1 'runge-kutta'.B2:'runge-kutta'.B366 'runge-kutta'.C1:'runge-kutta'.C1 'runge-kutta'.C2:'runge-kutta'.C366 'runge-kutta'.D1:'runge-kutta'.D1 'runge-kutta'.D2:'runge-kutta'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998.563" calcext:value-type="float">
            <text:p>998.563</text:p>
          </table:table-cell>
          <table:table-cell office:value-type="float" office:value="0.0546343" calcext:value-type="float">
            <text:p>0.05463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90949" calcext:value-type="float">
            <text:p>1.90949</text:p>
          </table:table-cell>
          <table:table-cell office:value-type="float" office:value="997.96" calcext:value-type="float">
            <text:p>997.96</text:p>
          </table:table-cell>
          <table:table-cell office:value-type="float" office:value="0.130133" calcext:value-type="float">
            <text:p>0.1301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3779" calcext:value-type="float">
            <text:p>2.63779</text:p>
          </table:table-cell>
          <table:table-cell office:value-type="float" office:value="997.128" calcext:value-type="float">
            <text:p>997.128</text:p>
          </table:table-cell>
          <table:table-cell office:value-type="float" office:value="0.234445" calcext:value-type="float">
            <text:p>0.2344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64275" calcext:value-type="float">
            <text:p>3.64275</text:p>
          </table:table-cell>
          <table:table-cell office:value-type="float" office:value="995.979" calcext:value-type="float">
            <text:p>995.979</text:p>
          </table:table-cell>
          <table:table-cell office:value-type="float" office:value="0.378531" calcext:value-type="float">
            <text:p>0.3785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0284" calcext:value-type="float">
            <text:p>5.0284</text:p>
          </table:table-cell>
          <table:table-cell office:value-type="float" office:value="994.394" calcext:value-type="float">
            <text:p>994.394</text:p>
          </table:table-cell>
          <table:table-cell office:value-type="float" office:value="0.577487" calcext:value-type="float">
            <text:p>0.5774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37" calcext:value-type="float">
            <text:p>6.937</text:p>
          </table:table-cell>
          <table:table-cell office:value-type="float" office:value="992.211" calcext:value-type="float">
            <text:p>992.211</text:p>
          </table:table-cell>
          <table:table-cell office:value-type="float" office:value="0.852077" calcext:value-type="float">
            <text:p>0.8520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9.5622" calcext:value-type="float">
            <text:p>9.5622</text:p>
          </table:table-cell>
          <table:table-cell office:value-type="float" office:value="989.207" calcext:value-type="float">
            <text:p>989.207</text:p>
          </table:table-cell>
          <table:table-cell office:value-type="float" office:value="1.23081" calcext:value-type="float">
            <text:p>1.230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.166" calcext:value-type="float">
            <text:p>13.166</text:p>
          </table:table-cell>
          <table:table-cell office:value-type="float" office:value="985.081" calcext:value-type="float">
            <text:p>985.081</text:p>
          </table:table-cell>
          <table:table-cell office:value-type="float" office:value="1.7527" calcext:value-type="float">
            <text:p>1.752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.0999" calcext:value-type="float">
            <text:p>18.0999</text:p>
          </table:table-cell>
          <table:table-cell office:value-type="float" office:value="979.429" calcext:value-type="float">
            <text:p>979.429</text:p>
          </table:table-cell>
          <table:table-cell office:value-type="float" office:value="2.47096" calcext:value-type="float">
            <text:p>2.47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8301" calcext:value-type="float">
            <text:p>24.8301</text:p>
          </table:table-cell>
          <table:table-cell office:value-type="float" office:value="971.712" calcext:value-type="float">
            <text:p>971.712</text:p>
          </table:table-cell>
          <table:table-cell office:value-type="float" office:value="3.45782" calcext:value-type="float">
            <text:p>3.457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3.9641" calcext:value-type="float">
            <text:p>33.9641</text:p>
          </table:table-cell>
          <table:table-cell office:value-type="float" office:value="961.225" calcext:value-type="float">
            <text:p>961.225</text:p>
          </table:table-cell>
          <table:table-cell office:value-type="float" office:value="4.81052" calcext:value-type="float">
            <text:p>4.8105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6.2756" calcext:value-type="float">
            <text:p>46.2756</text:p>
          </table:table-cell>
          <table:table-cell office:value-type="float" office:value="947.066" calcext:value-type="float">
            <text:p>947.066</text:p>
          </table:table-cell>
          <table:table-cell office:value-type="float" office:value="6.65881" calcext:value-type="float">
            <text:p>6.6588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2.7158" calcext:value-type="float">
            <text:p>62.7158</text:p>
          </table:table-cell>
          <table:table-cell office:value-type="float" office:value="928.111" calcext:value-type="float">
            <text:p>928.111</text:p>
          </table:table-cell>
          <table:table-cell office:value-type="float" office:value="9.17337" calcext:value-type="float">
            <text:p>9.1733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4.3943" calcext:value-type="float">
            <text:p>84.3943</text:p>
          </table:table-cell>
          <table:table-cell office:value-type="float" office:value="903.031" calcext:value-type="float">
            <text:p>903.031</text:p>
          </table:table-cell>
          <table:table-cell office:value-type="float" office:value="12.5745" calcext:value-type="float">
            <text:p>12.574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2.503" calcext:value-type="float">
            <text:p>112.503</text:p>
          </table:table-cell>
          <table:table-cell office:value-type="float" office:value="870.357" calcext:value-type="float">
            <text:p>870.357</text:p>
          </table:table-cell>
          <table:table-cell office:value-type="float" office:value="17.1394" calcext:value-type="float">
            <text:p>17.13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8.149" calcext:value-type="float">
            <text:p>148.149</text:p>
          </table:table-cell>
          <table:table-cell office:value-type="float" office:value="828.647" calcext:value-type="float">
            <text:p>828.647</text:p>
          </table:table-cell>
          <table:table-cell office:value-type="float" office:value="23.2041" calcext:value-type="float">
            <text:p>23.204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92.066" calcext:value-type="float">
            <text:p>192.066</text:p>
          </table:table-cell>
          <table:table-cell office:value-type="float" office:value="776.778" calcext:value-type="float">
            <text:p>776.778</text:p>
          </table:table-cell>
          <table:table-cell office:value-type="float" office:value="31.1558" calcext:value-type="float">
            <text:p>31.15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44.218" calcext:value-type="float">
            <text:p>244.218</text:p>
          </table:table-cell>
          <table:table-cell office:value-type="float" office:value="714.372" calcext:value-type="float">
            <text:p>714.372</text:p>
          </table:table-cell>
          <table:table-cell office:value-type="float" office:value="41.4097" calcext:value-type="float">
            <text:p>41.40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03.372" calcext:value-type="float">
            <text:p>303.372</text:p>
          </table:table-cell>
          <table:table-cell office:value-type="float" office:value="642.264" calcext:value-type="float">
            <text:p>642.264</text:p>
          </table:table-cell>
          <table:table-cell office:value-type="float" office:value="54.3643" calcext:value-type="float">
            <text:p>54.3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.846" calcext:value-type="float">
            <text:p>366.846</text:p>
          </table:table-cell>
          <table:table-cell office:value-type="float" office:value="562.816" calcext:value-type="float">
            <text:p>562.816</text:p>
          </table:table-cell>
          <table:table-cell office:value-type="float" office:value="70.3382" calcext:value-type="float">
            <text:p>70.338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30.649" calcext:value-type="float">
            <text:p>430.649</text:p>
          </table:table-cell>
          <table:table-cell office:value-type="float" office:value="479.853" calcext:value-type="float">
            <text:p>479.853</text:p>
          </table:table-cell>
          <table:table-cell office:value-type="float" office:value="89.4984" calcext:value-type="float">
            <text:p>89.498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90.154" calcext:value-type="float">
            <text:p>490.154</text:p>
          </table:table-cell>
          <table:table-cell office:value-type="float" office:value="398.044" calcext:value-type="float">
            <text:p>398.044</text:p>
          </table:table-cell>
          <table:table-cell office:value-type="float" office:value="111.803" calcext:value-type="float">
            <text:p>111.8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41.127" calcext:value-type="float">
            <text:p>541.127</text:p>
          </table:table-cell>
          <table:table-cell office:value-type="float" office:value="321.893" calcext:value-type="float">
            <text:p>321.893</text:p>
          </table:table-cell>
          <table:table-cell office:value-type="float" office:value="136.98" calcext:value-type="float">
            <text:p>136.9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0.677" calcext:value-type="float">
            <text:p>580.677</text:p>
          </table:table-cell>
          <table:table-cell office:value-type="float" office:value="254.76" calcext:value-type="float">
            <text:p>254.76</text:p>
          </table:table-cell>
          <table:table-cell office:value-type="float" office:value="164.563" calcext:value-type="float">
            <text:p>164.56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07.696" calcext:value-type="float">
            <text:p>607.696</text:p>
          </table:table-cell>
          <table:table-cell office:value-type="float" office:value="198.339" calcext:value-type="float">
            <text:p>198.339</text:p>
          </table:table-cell>
          <table:table-cell office:value-type="float" office:value="193.964" calcext:value-type="float">
            <text:p>193.96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22.697" calcext:value-type="float">
            <text:p>622.697</text:p>
          </table:table-cell>
          <table:table-cell office:value-type="float" office:value="152.742" calcext:value-type="float">
            <text:p>152.742</text:p>
          </table:table-cell>
          <table:table-cell office:value-type="float" office:value="224.561" calcext:value-type="float">
            <text:p>224.56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27.26" calcext:value-type="float">
            <text:p>627.26</text:p>
          </table:table-cell>
          <table:table-cell office:value-type="float" office:value="116.969" calcext:value-type="float">
            <text:p>116.969</text:p>
          </table:table-cell>
          <table:table-cell office:value-type="float" office:value="255.771" calcext:value-type="float">
            <text:p>255.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23.423" calcext:value-type="float">
            <text:p>623.423</text:p>
          </table:table-cell>
          <table:table-cell office:value-type="float" office:value="89.4786" calcext:value-type="float">
            <text:p>89.4786</text:p>
          </table:table-cell>
          <table:table-cell office:value-type="float" office:value="287.098" calcext:value-type="float">
            <text:p>287.0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13.228" calcext:value-type="float">
            <text:p>613.228</text:p>
          </table:table-cell>
          <table:table-cell office:value-type="float" office:value="68.6231" calcext:value-type="float">
            <text:p>68.6231</text:p>
          </table:table-cell>
          <table:table-cell office:value-type="float" office:value="318.149" calcext:value-type="float">
            <text:p>318.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8.467" calcext:value-type="float">
            <text:p>598.467</text:p>
          </table:table-cell>
          <table:table-cell office:value-type="float" office:value="52.9044" calcext:value-type="float">
            <text:p>52.9044</text:p>
          </table:table-cell>
          <table:table-cell office:value-type="float" office:value="348.628" calcext:value-type="float">
            <text:p>348.62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80.594" calcext:value-type="float">
            <text:p>580.594</text:p>
          </table:table-cell>
          <table:table-cell office:value-type="float" office:value="41.0774" calcext:value-type="float">
            <text:p>41.0774</text:p>
          </table:table-cell>
          <table:table-cell office:value-type="float" office:value="378.328" calcext:value-type="float">
            <text:p>378.32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60.731" calcext:value-type="float">
            <text:p>560.731</text:p>
          </table:table-cell>
          <table:table-cell office:value-type="float" office:value="32.1622" calcext:value-type="float">
            <text:p>32.1622</text:p>
          </table:table-cell>
          <table:table-cell office:value-type="float" office:value="407.107" calcext:value-type="float">
            <text:p>407.10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39.711" calcext:value-type="float">
            <text:p>539.711</text:p>
          </table:table-cell>
          <table:table-cell office:value-type="float" office:value="25.4128" calcext:value-type="float">
            <text:p>25.4128</text:p>
          </table:table-cell>
          <table:table-cell office:value-type="float" office:value="434.877" calcext:value-type="float">
            <text:p>434.87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18.141" calcext:value-type="float">
            <text:p>518.141</text:p>
          </table:table-cell>
          <table:table-cell office:value-type="float" office:value="20.2719" calcext:value-type="float">
            <text:p>20.2719</text:p>
          </table:table-cell>
          <table:table-cell office:value-type="float" office:value="461.587" calcext:value-type="float">
            <text:p>461.5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96.454" calcext:value-type="float">
            <text:p>496.454</text:p>
          </table:table-cell>
          <table:table-cell office:value-type="float" office:value="16.3281" calcext:value-type="float">
            <text:p>16.3281</text:p>
          </table:table-cell>
          <table:table-cell office:value-type="float" office:value="487.218" calcext:value-type="float">
            <text:p>487.21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74.956" calcext:value-type="float">
            <text:p>474.956</text:p>
          </table:table-cell>
          <table:table-cell office:value-type="float" office:value="13.279" calcext:value-type="float">
            <text:p>13.279</text:p>
          </table:table-cell>
          <table:table-cell office:value-type="float" office:value="511.765" calcext:value-type="float">
            <text:p>511.76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53.855" calcext:value-type="float">
            <text:p>453.855</text:p>
          </table:table-cell>
          <table:table-cell office:value-type="float" office:value="10.9021" calcext:value-type="float">
            <text:p>10.9021</text:p>
          </table:table-cell>
          <table:table-cell office:value-type="float" office:value="535.243" calcext:value-type="float">
            <text:p>535.24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33.294" calcext:value-type="float">
            <text:p>433.294</text:p>
          </table:table-cell>
          <table:table-cell office:value-type="float" office:value="9.03382" calcext:value-type="float">
            <text:p>9.03382</text:p>
          </table:table-cell>
          <table:table-cell office:value-type="float" office:value="557.672" calcext:value-type="float">
            <text:p>557.67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413.366" calcext:value-type="float">
            <text:p>413.366</text:p>
          </table:table-cell>
          <table:table-cell office:value-type="float" office:value="7.553" calcext:value-type="float">
            <text:p>7.553</text:p>
          </table:table-cell>
          <table:table-cell office:value-type="float" office:value="579.081" calcext:value-type="float">
            <text:p>579.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4.127" calcext:value-type="float">
            <text:p>394.127</text:p>
          </table:table-cell>
          <table:table-cell office:value-type="float" office:value="6.36963" calcext:value-type="float">
            <text:p>6.36963</text:p>
          </table:table-cell>
          <table:table-cell office:value-type="float" office:value="599.503" calcext:value-type="float">
            <text:p>599.50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75.612" calcext:value-type="float">
            <text:p>375.612</text:p>
          </table:table-cell>
          <table:table-cell office:value-type="float" office:value="5.41636" calcext:value-type="float">
            <text:p>5.41636</text:p>
          </table:table-cell>
          <table:table-cell office:value-type="float" office:value="618.972" calcext:value-type="float">
            <text:p>618.9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57.834" calcext:value-type="float">
            <text:p>357.834</text:p>
          </table:table-cell>
          <table:table-cell office:value-type="float" office:value="4.64246" calcext:value-type="float">
            <text:p>4.64246</text:p>
          </table:table-cell>
          <table:table-cell office:value-type="float" office:value="637.524" calcext:value-type="float">
            <text:p>637.5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40.794" calcext:value-type="float">
            <text:p>340.794</text:p>
          </table:table-cell>
          <table:table-cell office:value-type="float" office:value="4.00943" calcext:value-type="float">
            <text:p>4.00943</text:p>
          </table:table-cell>
          <table:table-cell office:value-type="float" office:value="655.197" calcext:value-type="float">
            <text:p>655.19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24.485" calcext:value-type="float">
            <text:p>324.485</text:p>
          </table:table-cell>
          <table:table-cell office:value-type="float" office:value="3.48789" calcext:value-type="float">
            <text:p>3.48789</text:p>
          </table:table-cell>
          <table:table-cell office:value-type="float" office:value="672.027" calcext:value-type="float">
            <text:p>672.0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08.894" calcext:value-type="float">
            <text:p>308.894</text:p>
          </table:table-cell>
          <table:table-cell office:value-type="float" office:value="3.05521" calcext:value-type="float">
            <text:p>3.05521</text:p>
          </table:table-cell>
          <table:table-cell office:value-type="float" office:value="688.051" calcext:value-type="float">
            <text:p>688.05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94.002" calcext:value-type="float">
            <text:p>294.002</text:p>
          </table:table-cell>
          <table:table-cell office:value-type="float" office:value="2.69386" calcext:value-type="float">
            <text:p>2.69386</text:p>
          </table:table-cell>
          <table:table-cell office:value-type="float" office:value="703.304" calcext:value-type="float">
            <text:p>703.30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79.788" calcext:value-type="float">
            <text:p>279.788</text:p>
          </table:table-cell>
          <table:table-cell office:value-type="float" office:value="2.39016" calcext:value-type="float">
            <text:p>2.39016</text:p>
          </table:table-cell>
          <table:table-cell office:value-type="float" office:value="717.822" calcext:value-type="float">
            <text:p>717.82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66.229" calcext:value-type="float">
            <text:p>266.229</text:p>
          </table:table-cell>
          <table:table-cell office:value-type="float" office:value="2.13336" calcext:value-type="float">
            <text:p>2.13336</text:p>
          </table:table-cell>
          <table:table-cell office:value-type="float" office:value="731.637" calcext:value-type="float">
            <text:p>731.63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3.302" calcext:value-type="float">
            <text:p>253.302</text:p>
          </table:table-cell>
          <table:table-cell office:value-type="float" office:value="1.91497" calcext:value-type="float">
            <text:p>1.91497</text:p>
          </table:table-cell>
          <table:table-cell office:value-type="float" office:value="744.783" calcext:value-type="float">
            <text:p>744.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.982" calcext:value-type="float">
            <text:p>240.982</text:p>
          </table:table-cell>
          <table:table-cell office:value-type="float" office:value="1.72821" calcext:value-type="float">
            <text:p>1.72821</text:p>
          </table:table-cell>
          <table:table-cell office:value-type="float" office:value="757.289" calcext:value-type="float">
            <text:p>757.28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29.245" calcext:value-type="float">
            <text:p>229.245</text:p>
          </table:table-cell>
          <table:table-cell office:value-type="float" office:value="1.56767" calcext:value-type="float">
            <text:p>1.56767</text:p>
          </table:table-cell>
          <table:table-cell office:value-type="float" office:value="769.188" calcext:value-type="float">
            <text:p>769.18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18.065" calcext:value-type="float">
            <text:p>218.065</text:p>
          </table:table-cell>
          <table:table-cell office:value-type="float" office:value="1.42897" calcext:value-type="float">
            <text:p>1.42897</text:p>
          </table:table-cell>
          <table:table-cell office:value-type="float" office:value="780.506" calcext:value-type="float">
            <text:p>780.50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07.419" calcext:value-type="float">
            <text:p>207.419</text:p>
          </table:table-cell>
          <table:table-cell office:value-type="float" office:value="1.30857" calcext:value-type="float">
            <text:p>1.30857</text:p>
          </table:table-cell>
          <table:table-cell office:value-type="float" office:value="791.273" calcext:value-type="float">
            <text:p>791.27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97.283" calcext:value-type="float">
            <text:p>197.283</text:p>
          </table:table-cell>
          <table:table-cell office:value-type="float" office:value="1.20359" calcext:value-type="float">
            <text:p>1.20359</text:p>
          </table:table-cell>
          <table:table-cell office:value-type="float" office:value="801.513" calcext:value-type="float">
            <text:p>801.51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87.635" calcext:value-type="float">
            <text:p>187.635</text:p>
          </table:table-cell>
          <table:table-cell office:value-type="float" office:value="1.11166" calcext:value-type="float">
            <text:p>1.11166</text:p>
          </table:table-cell>
          <table:table-cell office:value-type="float" office:value="811.253" calcext:value-type="float">
            <text:p>811.25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8.452" calcext:value-type="float">
            <text:p>178.452</text:p>
          </table:table-cell>
          <table:table-cell office:value-type="float" office:value="1.03082" calcext:value-type="float">
            <text:p>1.03082</text:p>
          </table:table-cell>
          <table:table-cell office:value-type="float" office:value="820.517" calcext:value-type="float">
            <text:p>820.51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9.713" calcext:value-type="float">
            <text:p>169.713</text:p>
          </table:table-cell>
          <table:table-cell office:value-type="float" office:value="0.959461" calcext:value-type="float">
            <text:p>0.959461</text:p>
          </table:table-cell>
          <table:table-cell office:value-type="float" office:value="829.328" calcext:value-type="float">
            <text:p>829.32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61.397" calcext:value-type="float">
            <text:p>161.397</text:p>
          </table:table-cell>
          <table:table-cell office:value-type="float" office:value="0.896242" calcext:value-type="float">
            <text:p>0.896242</text:p>
          </table:table-cell>
          <table:table-cell office:value-type="float" office:value="837.706" calcext:value-type="float">
            <text:p>837.70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53.485" calcext:value-type="float">
            <text:p>153.485</text:p>
          </table:table-cell>
          <table:table-cell office:value-type="float" office:value="0.840034" calcext:value-type="float">
            <text:p>0.840034</text:p>
          </table:table-cell>
          <table:table-cell office:value-type="float" office:value="845.674" calcext:value-type="float">
            <text:p>845.6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.958" calcext:value-type="float">
            <text:p>145.958</text:p>
          </table:table-cell>
          <table:table-cell office:value-type="float" office:value="0.789895" calcext:value-type="float">
            <text:p>0.789895</text:p>
          </table:table-cell>
          <table:table-cell office:value-type="float" office:value="853.252" calcext:value-type="float">
            <text:p>853.25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38.797" calcext:value-type="float">
            <text:p>138.797</text:p>
          </table:table-cell>
          <table:table-cell office:value-type="float" office:value="0.745026" calcext:value-type="float">
            <text:p>0.745026</text:p>
          </table:table-cell>
          <table:table-cell office:value-type="float" office:value="860.458" calcext:value-type="float">
            <text:p>860.45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1.985" calcext:value-type="float">
            <text:p>131.985</text:p>
          </table:table-cell>
          <table:table-cell office:value-type="float" office:value="0.704753" calcext:value-type="float">
            <text:p>0.704753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25.505" calcext:value-type="float">
            <text:p>125.505</text:p>
          </table:table-cell>
          <table:table-cell office:value-type="float" office:value="0.668502" calcext:value-type="float">
            <text:p>0.668502</text:p>
          </table:table-cell>
          <table:table-cell office:value-type="float" office:value="873.826" calcext:value-type="float">
            <text:p>873.82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19.342" calcext:value-type="float">
            <text:p>119.342</text:p>
          </table:table-cell>
          <table:table-cell office:value-type="float" office:value="0.635783" calcext:value-type="float">
            <text:p>0.635783</text:p>
          </table:table-cell>
          <table:table-cell office:value-type="float" office:value="880.022" calcext:value-type="float">
            <text:p>880.02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13.48" calcext:value-type="float">
            <text:p>113.48</text:p>
          </table:table-cell>
          <table:table-cell office:value-type="float" office:value="0.606175" calcext:value-type="float">
            <text:p>0.606175</text:p>
          </table:table-cell>
          <table:table-cell office:value-type="float" office:value="885.914" calcext:value-type="float">
            <text:p>885.91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07.904" calcext:value-type="float">
            <text:p>107.904</text:p>
          </table:table-cell>
          <table:table-cell office:value-type="float" office:value="0.579317" calcext:value-type="float">
            <text:p>0.579317</text:p>
          </table:table-cell>
          <table:table-cell office:value-type="float" office:value="891.516" calcext:value-type="float">
            <text:p>891.51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02.602" calcext:value-type="float">
            <text:p>102.602</text:p>
          </table:table-cell>
          <table:table-cell office:value-type="float" office:value="0.554896" calcext:value-type="float">
            <text:p>0.554896</text:p>
          </table:table-cell>
          <table:table-cell office:value-type="float" office:value="896.843" calcext:value-type="float">
            <text:p>896.84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7.5587" calcext:value-type="float">
            <text:p>97.5587</text:p>
          </table:table-cell>
          <table:table-cell office:value-type="float" office:value="0.532642" calcext:value-type="float">
            <text:p>0.532642</text:p>
          </table:table-cell>
          <table:table-cell office:value-type="float" office:value="901.909" calcext:value-type="float">
            <text:p>901.90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2.7628" calcext:value-type="float">
            <text:p>92.7628</text:p>
          </table:table-cell>
          <table:table-cell office:value-type="float" office:value="0.51232" calcext:value-type="float">
            <text:p>0.51232</text:p>
          </table:table-cell>
          <table:table-cell office:value-type="float" office:value="906.725" calcext:value-type="float">
            <text:p>906.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.2018" calcext:value-type="float">
            <text:p>88.2018</text:p>
          </table:table-cell>
          <table:table-cell office:value-type="float" office:value="0.493726" calcext:value-type="float">
            <text:p>0.493726</text:p>
          </table:table-cell>
          <table:table-cell office:value-type="float" office:value="911.304" calcext:value-type="float">
            <text:p>911.30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83.8645" calcext:value-type="float">
            <text:p>83.8645</text:p>
          </table:table-cell>
          <table:table-cell office:value-type="float" office:value="0.476679" calcext:value-type="float">
            <text:p>0.476679</text:p>
          </table:table-cell>
          <table:table-cell office:value-type="float" office:value="915.659" calcext:value-type="float">
            <text:p>915.65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9.74" calcext:value-type="float">
            <text:p>79.74</text:p>
          </table:table-cell>
          <table:table-cell office:value-type="float" office:value="0.461024" calcext:value-type="float">
            <text:p>0.461024</text:p>
          </table:table-cell>
          <table:table-cell office:value-type="float" office:value="919.799" calcext:value-type="float">
            <text:p>919.799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0.446622" calcext:value-type="float">
            <text:p>0.446622</text:p>
          </table:table-cell>
          <table:table-cell office:value-type="float" office:value="923.736" calcext:value-type="float">
            <text:p>923.73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2.0881" calcext:value-type="float">
            <text:p>72.0881</text:p>
          </table:table-cell>
          <table:table-cell office:value-type="float" office:value="0.43335" calcext:value-type="float">
            <text:p>0.43335</text:p>
          </table:table-cell>
          <table:table-cell office:value-type="float" office:value="927.479" calcext:value-type="float">
            <text:p>927.47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68.5415" calcext:value-type="float">
            <text:p>68.5415</text:p>
          </table:table-cell>
          <table:table-cell office:value-type="float" office:value="0.421102" calcext:value-type="float">
            <text:p>0.421102</text:p>
          </table:table-cell>
          <table:table-cell office:value-type="float" office:value="931.037" calcext:value-type="float">
            <text:p>931.03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65.1691" calcext:value-type="float">
            <text:p>65.1691</text:p>
          </table:table-cell>
          <table:table-cell office:value-type="float" office:value="0.409781" calcext:value-type="float">
            <text:p>0.409781</text:p>
          </table:table-cell>
          <table:table-cell office:value-type="float" office:value="934.421" calcext:value-type="float">
            <text:p>934.421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0.399303" calcext:value-type="float">
            <text:p>0.399303</text:p>
          </table:table-cell>
          <table:table-cell office:value-type="float" office:value="937.638" calcext:value-type="float">
            <text:p>937.63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8.9132" calcext:value-type="float">
            <text:p>58.9132</text:p>
          </table:table-cell>
          <table:table-cell office:value-type="float" office:value="0.389593" calcext:value-type="float">
            <text:p>0.389593</text:p>
          </table:table-cell>
          <table:table-cell office:value-type="float" office:value="940.697" calcext:value-type="float">
            <text:p>940.69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6.0138" calcext:value-type="float">
            <text:p>56.0138</text:p>
          </table:table-cell>
          <table:table-cell office:value-type="float" office:value="0.380582" calcext:value-type="float">
            <text:p>0.380582</text:p>
          </table:table-cell>
          <table:table-cell office:value-type="float" office:value="943.606" calcext:value-type="float">
            <text:p>943.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.2569" calcext:value-type="float">
            <text:p>53.2569</text:p>
          </table:table-cell>
          <table:table-cell office:value-type="float" office:value="0.37221" calcext:value-type="float">
            <text:p>0.37221</text:p>
          </table:table-cell>
          <table:table-cell office:value-type="float" office:value="946.371" calcext:value-type="float">
            <text:p>946.371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0.6355" calcext:value-type="float">
            <text:p>50.6355</text:p>
          </table:table-cell>
          <table:table-cell office:value-type="float" office:value="0.364423" calcext:value-type="float">
            <text:p>0.36442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.143" calcext:value-type="float">
            <text:p>48.143</text:p>
          </table:table-cell>
          <table:table-cell office:value-type="float" office:value="0.357173" calcext:value-type="float">
            <text:p>0.357173</text:p>
          </table:table-cell>
          <table:table-cell office:value-type="float" office:value="951.5" calcext:value-type="float">
            <text:p>951.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5.7731" calcext:value-type="float">
            <text:p>45.7731</text:p>
          </table:table-cell>
          <table:table-cell office:value-type="float" office:value="0.350415" calcext:value-type="float">
            <text:p>0.350415</text:p>
          </table:table-cell>
          <table:table-cell office:value-type="float" office:value="953.876" calcext:value-type="float">
            <text:p>953.87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3.5197" calcext:value-type="float">
            <text:p>43.5197</text:p>
          </table:table-cell>
          <table:table-cell office:value-type="float" office:value="0.344109" calcext:value-type="float">
            <text:p>0.344109</text:p>
          </table:table-cell>
          <table:table-cell office:value-type="float" office:value="956.136" calcext:value-type="float">
            <text:p>956.13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1.3772" calcext:value-type="float">
            <text:p>41.3772</text:p>
          </table:table-cell>
          <table:table-cell office:value-type="float" office:value="0.338221" calcext:value-type="float">
            <text:p>0.338221</text:p>
          </table:table-cell>
          <table:table-cell office:value-type="float" office:value="958.285" calcext:value-type="float">
            <text:p>958.28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9.34" calcext:value-type="float">
            <text:p>39.34</text:p>
          </table:table-cell>
          <table:table-cell office:value-type="float" office:value="0.332717" calcext:value-type="float">
            <text:p>0.332717</text:p>
          </table:table-cell>
          <table:table-cell office:value-type="float" office:value="960.327" calcext:value-type="float">
            <text:p>960.32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7.403" calcext:value-type="float">
            <text:p>37.403</text:p>
          </table:table-cell>
          <table:table-cell office:value-type="float" office:value="0.327568" calcext:value-type="float">
            <text:p>0.327568</text:p>
          </table:table-cell>
          <table:table-cell office:value-type="float" office:value="962.269" calcext:value-type="float">
            <text:p>962.269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5.5614" calcext:value-type="float">
            <text:p>35.5614</text:p>
          </table:table-cell>
          <table:table-cell office:value-type="float" office:value="0.322747" calcext:value-type="float">
            <text:p>0.322747</text:p>
          </table:table-cell>
          <table:table-cell office:value-type="float" office:value="964.116" calcext:value-type="float">
            <text:p>964.116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3.8103" calcext:value-type="float">
            <text:p>33.8103</text:p>
          </table:table-cell>
          <table:table-cell office:value-type="float" office:value="0.318231" calcext:value-type="float">
            <text:p>0.318231</text:p>
          </table:table-cell>
          <table:table-cell office:value-type="float" office:value="965.871" calcext:value-type="float">
            <text:p>965.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1455" calcext:value-type="float">
            <text:p>32.1455</text:p>
          </table:table-cell>
          <table:table-cell office:value-type="float" office:value="0.313996" calcext:value-type="float">
            <text:p>0.313996</text:p>
          </table:table-cell>
          <table:table-cell office:value-type="float" office:value="967.541" calcext:value-type="float">
            <text:p>967.54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0.5625" calcext:value-type="float">
            <text:p>30.5625</text:p>
          </table:table-cell>
          <table:table-cell office:value-type="float" office:value="0.310022" calcext:value-type="float">
            <text:p>0.310022</text:p>
          </table:table-cell>
          <table:table-cell office:value-type="float" office:value="969.127" calcext:value-type="float">
            <text:p>969.12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.0575" calcext:value-type="float">
            <text:p>29.0575</text:p>
          </table:table-cell>
          <table:table-cell office:value-type="float" office:value="0.306292" calcext:value-type="float">
            <text:p>0.306292</text:p>
          </table:table-cell>
          <table:table-cell office:value-type="float" office:value="970.636" calcext:value-type="float">
            <text:p>970.63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7.6265" calcext:value-type="float">
            <text:p>27.6265</text:p>
          </table:table-cell>
          <table:table-cell office:value-type="float" office:value="0.302787" calcext:value-type="float">
            <text:p>0.302787</text:p>
          </table:table-cell>
          <table:table-cell office:value-type="float" office:value="972.071" calcext:value-type="float">
            <text:p>972.07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6.2659" calcext:value-type="float">
            <text:p>26.2659</text:p>
          </table:table-cell>
          <table:table-cell office:value-type="float" office:value="0.299493" calcext:value-type="float">
            <text:p>0.299493</text:p>
          </table:table-cell>
          <table:table-cell office:value-type="float" office:value="973.435" calcext:value-type="float">
            <text:p>973.43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4.9724" calcext:value-type="float">
            <text:p>24.9724</text:p>
          </table:table-cell>
          <table:table-cell office:value-type="float" office:value="0.296394" calcext:value-type="float">
            <text:p>0.296394</text:p>
          </table:table-cell>
          <table:table-cell office:value-type="float" office:value="974.731" calcext:value-type="float">
            <text:p>974.73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3.7425" calcext:value-type="float">
            <text:p>23.7425</text:p>
          </table:table-cell>
          <table:table-cell office:value-type="float" office:value="0.293478" calcext:value-type="float">
            <text:p>0.293478</text:p>
          </table:table-cell>
          <table:table-cell office:value-type="float" office:value="975.964" calcext:value-type="float">
            <text:p>975.96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2.5731" calcext:value-type="float">
            <text:p>22.5731</text:p>
          </table:table-cell>
          <table:table-cell office:value-type="float" office:value="0.290733" calcext:value-type="float">
            <text:p>0.290733</text:p>
          </table:table-cell>
          <table:table-cell office:value-type="float" office:value="977.136" calcext:value-type="float">
            <text:p>977.13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1.4613" calcext:value-type="float">
            <text:p>21.4613</text:p>
          </table:table-cell>
          <table:table-cell office:value-type="float" office:value="0.288147" calcext:value-type="float">
            <text:p>0.288147</text:p>
          </table:table-cell>
          <table:table-cell office:value-type="float" office:value="978.251" calcext:value-type="float">
            <text:p>978.25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0.4043" calcext:value-type="float">
            <text:p>20.4043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979.31" calcext:value-type="float">
            <text:p>979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3993" calcext:value-type="float">
            <text:p>19.3993</text:p>
          </table:table-cell>
          <table:table-cell office:value-type="float" office:value="0.283413" calcext:value-type="float">
            <text:p>0.283413</text:p>
          </table:table-cell>
          <table:table-cell office:value-type="float" office:value="980.317" calcext:value-type="float">
            <text:p>980.31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8.4438" calcext:value-type="float">
            <text:p>18.4438</text:p>
          </table:table-cell>
          <table:table-cell office:value-type="float" office:value="0.281245" calcext:value-type="float">
            <text:p>0.281245</text:p>
          </table:table-cell>
          <table:table-cell office:value-type="float" office:value="981.275" calcext:value-type="float">
            <text:p>981.27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5353" calcext:value-type="float">
            <text:p>17.5353</text:p>
          </table:table-cell>
          <table:table-cell office:value-type="float" office:value="0.279201" calcext:value-type="float">
            <text:p>0.279201</text:p>
          </table:table-cell>
          <table:table-cell office:value-type="float" office:value="982.185" calcext:value-type="float">
            <text:p>982.18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6.6716" calcext:value-type="float">
            <text:p>16.6716</text:p>
          </table:table-cell>
          <table:table-cell office:value-type="float" office:value="0.277271" calcext:value-type="float">
            <text:p>0.277271</text:p>
          </table:table-cell>
          <table:table-cell office:value-type="float" office:value="983.051" calcext:value-type="float">
            <text:p>983.05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.8504" calcext:value-type="float">
            <text:p>15.8504</text:p>
          </table:table-cell>
          <table:table-cell office:value-type="float" office:value="0.275448" calcext:value-type="float">
            <text:p>0.275448</text:p>
          </table:table-cell>
          <table:table-cell office:value-type="float" office:value="983.874" calcext:value-type="float">
            <text:p>983.87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5.0696" calcext:value-type="float">
            <text:p>15.0696</text:p>
          </table:table-cell>
          <table:table-cell office:value-type="float" office:value="0.273726" calcext:value-type="float">
            <text:p>0.273726</text:p>
          </table:table-cell>
          <table:table-cell office:value-type="float" office:value="984.657" calcext:value-type="float">
            <text:p>984.65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4.3273" calcext:value-type="float">
            <text:p>14.3273</text:p>
          </table:table-cell>
          <table:table-cell office:value-type="float" office:value="0.2721" calcext:value-type="float">
            <text:p>0.2721</text:p>
          </table:table-cell>
          <table:table-cell office:value-type="float" office:value="985.401" calcext:value-type="float">
            <text:p>985.40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3.6215" calcext:value-type="float">
            <text:p>13.6215</text:p>
          </table:table-cell>
          <table:table-cell office:value-type="float" office:value="0.270562" calcext:value-type="float">
            <text:p>0.270562</text:p>
          </table:table-cell>
          <table:table-cell office:value-type="float" office:value="986.108" calcext:value-type="float">
            <text:p>986.10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0.269109" calcext:value-type="float">
            <text:p>0.269109</text:p>
          </table:table-cell>
          <table:table-cell office:value-type="float" office:value="986.78" calcext:value-type="float">
            <text:p>986.7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2.3126" calcext:value-type="float">
            <text:p>12.3126</text:p>
          </table:table-cell>
          <table:table-cell office:value-type="float" office:value="0.267734" calcext:value-type="float">
            <text:p>0.267734</text:p>
          </table:table-cell>
          <table:table-cell office:value-type="float" office:value="987.42" calcext:value-type="float">
            <text:p>987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061" calcext:value-type="float">
            <text:p>11.7061</text:p>
          </table:table-cell>
          <table:table-cell office:value-type="float" office:value="0.266434" calcext:value-type="float">
            <text:p>0.266434</text:p>
          </table:table-cell>
          <table:table-cell office:value-type="float" office:value="988.028" calcext:value-type="float">
            <text:p>988.02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1.1294" calcext:value-type="float">
            <text:p>11.1294</text:p>
          </table:table-cell>
          <table:table-cell office:value-type="float" office:value="0.265204" calcext:value-type="float">
            <text:p>0.265204</text:p>
          </table:table-cell>
          <table:table-cell office:value-type="float" office:value="988.605" calcext:value-type="float">
            <text:p>988.60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0.5811" calcext:value-type="float">
            <text:p>10.5811</text:p>
          </table:table-cell>
          <table:table-cell office:value-type="float" office:value="0.264039" calcext:value-type="float">
            <text:p>0.264039</text:p>
          </table:table-cell>
          <table:table-cell office:value-type="float" office:value="989.155" calcext:value-type="float">
            <text:p>989.155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0.0599" calcext:value-type="float">
            <text:p>10.0599</text:p>
          </table:table-cell>
          <table:table-cell office:value-type="float" office:value="0.262937" calcext:value-type="float">
            <text:p>0.262937</text:p>
          </table:table-cell>
          <table:table-cell office:value-type="float" office:value="989.677" calcext:value-type="float">
            <text:p>989.67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9.56431" calcext:value-type="float">
            <text:p>9.56431</text:p>
          </table:table-cell>
          <table:table-cell office:value-type="float" office:value="0.261894" calcext:value-type="float">
            <text:p>0.261894</text:p>
          </table:table-cell>
          <table:table-cell office:value-type="float" office:value="990.174" calcext:value-type="float">
            <text:p>990.17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.09314" calcext:value-type="float">
            <text:p>9.09314</text:p>
          </table:table-cell>
          <table:table-cell office:value-type="float" office:value="0.260905" calcext:value-type="float">
            <text:p>0.260905</text:p>
          </table:table-cell>
          <table:table-cell office:value-type="float" office:value="990.646" calcext:value-type="float">
            <text:p>990.64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8.64517" calcext:value-type="float">
            <text:p>8.64517</text:p>
          </table:table-cell>
          <table:table-cell office:value-type="float" office:value="0.259969" calcext:value-type="float">
            <text:p>0.259969</text:p>
          </table:table-cell>
          <table:table-cell office:value-type="float" office:value="991.095" calcext:value-type="float">
            <text:p>991.09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8.21928" calcext:value-type="float">
            <text:p>8.21928</text:p>
          </table:table-cell>
          <table:table-cell office:value-type="float" office:value="0.259082" calcext:value-type="float">
            <text:p>0.259082</text:p>
          </table:table-cell>
          <table:table-cell office:value-type="float" office:value="991.522" calcext:value-type="float">
            <text:p>991.52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7.81436" calcext:value-type="float">
            <text:p>7.81436</text:p>
          </table:table-cell>
          <table:table-cell office:value-type="float" office:value="0.258242" calcext:value-type="float">
            <text:p>0.258242</text:p>
          </table:table-cell>
          <table:table-cell office:value-type="float" office:value="991.927" calcext:value-type="float">
            <text:p>991.92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7.42938" calcext:value-type="float">
            <text:p>7.42938</text:p>
          </table:table-cell>
          <table:table-cell office:value-type="float" office:value="0.257446" calcext:value-type="float">
            <text:p>0.257446</text:p>
          </table:table-cell>
          <table:table-cell office:value-type="float" office:value="992.313" calcext:value-type="float">
            <text:p>992.3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6337" calcext:value-type="float">
            <text:p>7.06337</text:p>
          </table:table-cell>
          <table:table-cell office:value-type="float" office:value="0.256691" calcext:value-type="float">
            <text:p>0.256691</text:p>
          </table:table-cell>
          <table:table-cell office:value-type="float" office:value="992.68" calcext:value-type="float">
            <text:p>992.6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6.71539" calcext:value-type="float">
            <text:p>6.71539</text:p>
          </table:table-cell>
          <table:table-cell office:value-type="float" office:value="0.255975" calcext:value-type="float">
            <text:p>0.255975</text:p>
          </table:table-cell>
          <table:table-cell office:value-type="float" office:value="993.029" calcext:value-type="float">
            <text:p>993.02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6.38455" calcext:value-type="float">
            <text:p>6.38455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993.36" calcext:value-type="float">
            <text:p>993.3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6.07001" calcext:value-type="float">
            <text:p>6.07001</text:p>
          </table:table-cell>
          <table:table-cell office:value-type="float" office:value="0.254654" calcext:value-type="float">
            <text:p>0.254654</text:p>
          </table:table-cell>
          <table:table-cell office:value-type="float" office:value="993.675" calcext:value-type="float">
            <text:p>993.67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.77097" calcext:value-type="float">
            <text:p>5.77097</text:p>
          </table:table-cell>
          <table:table-cell office:value-type="float" office:value="0.254044" calcext:value-type="float">
            <text:p>0.254044</text:p>
          </table:table-cell>
          <table:table-cell office:value-type="float" office:value="993.975" calcext:value-type="float">
            <text:p>993.97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253465" calcext:value-type="float">
            <text:p>0.253465</text:p>
          </table:table-cell>
          <table:table-cell office:value-type="float" office:value="994.26" calcext:value-type="float">
            <text:p>994.2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.21634" calcext:value-type="float">
            <text:p>5.21634</text:p>
          </table:table-cell>
          <table:table-cell office:value-type="float" office:value="0.252916" calcext:value-type="float">
            <text:p>0.252916</text:p>
          </table:table-cell>
          <table:table-cell office:value-type="float" office:value="994.531" calcext:value-type="float">
            <text:p>994.53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.95935" calcext:value-type="float">
            <text:p>4.95935</text:p>
          </table:table-cell>
          <table:table-cell office:value-type="float" office:value="0.252395" calcext:value-type="float">
            <text:p>0.252395</text:p>
          </table:table-cell>
          <table:table-cell office:value-type="float" office:value="994.788" calcext:value-type="float">
            <text:p>994.78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71502" calcext:value-type="float">
            <text:p>4.71502</text:p>
          </table:table-cell>
          <table:table-cell office:value-type="float" office:value="0.251901" calcext:value-type="float">
            <text:p>0.251901</text:p>
          </table:table-cell>
          <table:table-cell office:value-type="float" office:value="995.033" calcext:value-type="float">
            <text:p>995.03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.48272" calcext:value-type="float">
            <text:p>4.48272</text:p>
          </table:table-cell>
          <table:table-cell office:value-type="float" office:value="0.251432" calcext:value-type="float">
            <text:p>0.251432</text:p>
          </table:table-cell>
          <table:table-cell office:value-type="float" office:value="995.266" calcext:value-type="float">
            <text:p>995.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6187" calcext:value-type="float">
            <text:p>4.26187</text:p>
          </table:table-cell>
          <table:table-cell office:value-type="float" office:value="0.250987" calcext:value-type="float">
            <text:p>0.250987</text:p>
          </table:table-cell>
          <table:table-cell office:value-type="float" office:value="995.487" calcext:value-type="float">
            <text:p>995.48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.0519" calcext:value-type="float">
            <text:p>4.0519</text:p>
          </table:table-cell>
          <table:table-cell office:value-type="float" office:value="0.250565" calcext:value-type="float">
            <text:p>0.250565</text:p>
          </table:table-cell>
          <table:table-cell office:value-type="float" office:value="995.698" calcext:value-type="float">
            <text:p>995.69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.85227" calcext:value-type="float">
            <text:p>3.85227</text:p>
          </table:table-cell>
          <table:table-cell office:value-type="float" office:value="0.250164" calcext:value-type="float">
            <text:p>0.250164</text:p>
          </table:table-cell>
          <table:table-cell office:value-type="float" office:value="995.898" calcext:value-type="float">
            <text:p>995.89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.66247" calcext:value-type="float">
            <text:p>3.66247</text:p>
          </table:table-cell>
          <table:table-cell office:value-type="float" office:value="0.249784" calcext:value-type="float">
            <text:p>0.249784</text:p>
          </table:table-cell>
          <table:table-cell office:value-type="float" office:value="996.088" calcext:value-type="float">
            <text:p>996.08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.48203" calcext:value-type="float">
            <text:p>3.48203</text:p>
          </table:table-cell>
          <table:table-cell office:value-type="float" office:value="0.249423" calcext:value-type="float">
            <text:p>0.249423</text:p>
          </table:table-cell>
          <table:table-cell office:value-type="float" office:value="996.269" calcext:value-type="float">
            <text:p>996.26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.31048" calcext:value-type="float">
            <text:p>3.31048</text:p>
          </table:table-cell>
          <table:table-cell office:value-type="float" office:value="0.24908" calcext:value-type="float">
            <text:p>0.24908</text:p>
          </table:table-cell>
          <table:table-cell office:value-type="float" office:value="996.44" calcext:value-type="float">
            <text:p>996.4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.14738" calcext:value-type="float">
            <text:p>3.14738</text:p>
          </table:table-cell>
          <table:table-cell office:value-type="float" office:value="0.248754" calcext:value-type="float">
            <text:p>0.248754</text:p>
          </table:table-cell>
          <table:table-cell office:value-type="float" office:value="996.604" calcext:value-type="float">
            <text:p>996.60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99231" calcext:value-type="float">
            <text:p>2.99231</text:p>
          </table:table-cell>
          <table:table-cell office:value-type="float" office:value="0.248445" calcext:value-type="float">
            <text:p>0.248445</text:p>
          </table:table-cell>
          <table:table-cell office:value-type="float" office:value="996.759" calcext:value-type="float">
            <text:p>996.759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84488" calcext:value-type="float">
            <text:p>2.84488</text:p>
          </table:table-cell>
          <table:table-cell office:value-type="float" office:value="0.248152" calcext:value-type="float">
            <text:p>0.248152</text:p>
          </table:table-cell>
          <table:table-cell office:value-type="float" office:value="996.907" calcext:value-type="float">
            <text:p>996.90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.70472" calcext:value-type="float">
            <text:p>2.70472</text:p>
          </table:table-cell>
          <table:table-cell office:value-type="float" office:value="0.247873" calcext:value-type="float">
            <text:p>0.247873</text:p>
          </table:table-cell>
          <table:table-cell office:value-type="float" office:value="997.047" calcext:value-type="float">
            <text:p>997.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7146" calcext:value-type="float">
            <text:p>2.57146</text:p>
          </table:table-cell>
          <table:table-cell office:value-type="float" office:value="0.247608" calcext:value-type="float">
            <text:p>0.247608</text:p>
          </table:table-cell>
          <table:table-cell office:value-type="float" office:value="997.181" calcext:value-type="float">
            <text:p>997.18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.44477" calcext:value-type="float">
            <text:p>2.44477</text:p>
          </table:table-cell>
          <table:table-cell office:value-type="float" office:value="0.247357" calcext:value-type="float">
            <text:p>0.247357</text:p>
          </table:table-cell>
          <table:table-cell office:value-type="float" office:value="997.308" calcext:value-type="float">
            <text:p>997.308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.32432" calcext:value-type="float">
            <text:p>2.32432</text:p>
          </table:table-cell>
          <table:table-cell office:value-type="float" office:value="0.247118" calcext:value-type="float">
            <text:p>0.247118</text:p>
          </table:table-cell>
          <table:table-cell office:value-type="float" office:value="997.429" calcext:value-type="float">
            <text:p>997.429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2098" calcext:value-type="float">
            <text:p>2.2098</text:p>
          </table:table-cell>
          <table:table-cell office:value-type="float" office:value="0.246891" calcext:value-type="float">
            <text:p>0.246891</text:p>
          </table:table-cell>
          <table:table-cell office:value-type="float" office:value="997.543" calcext:value-type="float">
            <text:p>997.54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10092" calcext:value-type="float">
            <text:p>2.10092</text:p>
          </table:table-cell>
          <table:table-cell office:value-type="float" office:value="0.246676" calcext:value-type="float">
            <text:p>0.246676</text:p>
          </table:table-cell>
          <table:table-cell office:value-type="float" office:value="997.652" calcext:value-type="float">
            <text:p>997.65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99741" calcext:value-type="float">
            <text:p>1.99741</text:p>
          </table:table-cell>
          <table:table-cell office:value-type="float" office:value="0.246471" calcext:value-type="float">
            <text:p>0.246471</text:p>
          </table:table-cell>
          <table:table-cell office:value-type="float" office:value="997.756" calcext:value-type="float">
            <text:p>997.75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899" calcext:value-type="float">
            <text:p>1.899</text:p>
          </table:table-cell>
          <table:table-cell office:value-type="float" office:value="0.246277" calcext:value-type="float">
            <text:p>0.246277</text:p>
          </table:table-cell>
          <table:table-cell office:value-type="float" office:value="997.855" calcext:value-type="float">
            <text:p>997.85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80544" calcext:value-type="float">
            <text:p>1.80544</text:p>
          </table:table-cell>
          <table:table-cell office:value-type="float" office:value="0.246092" calcext:value-type="float">
            <text:p>0.246092</text:p>
          </table:table-cell>
          <table:table-cell office:value-type="float" office:value="997.948" calcext:value-type="float">
            <text:p>997.94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71648" calcext:value-type="float">
            <text:p>1.71648</text:p>
          </table:table-cell>
          <table:table-cell office:value-type="float" office:value="0.245917" calcext:value-type="float">
            <text:p>0.245917</text:p>
          </table:table-cell>
          <table:table-cell office:value-type="float" office:value="998.038" calcext:value-type="float">
            <text:p>998.03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63191" calcext:value-type="float">
            <text:p>1.63191</text:p>
          </table:table-cell>
          <table:table-cell office:value-type="float" office:value="0.24575" calcext:value-type="float">
            <text:p>0.24575</text:p>
          </table:table-cell>
          <table:table-cell office:value-type="float" office:value="998.122" calcext:value-type="float">
            <text:p>998.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5151" calcext:value-type="float">
            <text:p>1.55151</text:p>
          </table:table-cell>
          <table:table-cell office:value-type="float" office:value="0.245592" calcext:value-type="float">
            <text:p>0.245592</text:p>
          </table:table-cell>
          <table:table-cell office:value-type="float" office:value="998.203" calcext:value-type="float">
            <text:p>998.20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47507" calcext:value-type="float">
            <text:p>1.47507</text:p>
          </table:table-cell>
          <table:table-cell office:value-type="float" office:value="0.245441" calcext:value-type="float">
            <text:p>0.245441</text:p>
          </table:table-cell>
          <table:table-cell office:value-type="float" office:value="998.279" calcext:value-type="float">
            <text:p>998.27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40239" calcext:value-type="float">
            <text:p>1.40239</text:p>
          </table:table-cell>
          <table:table-cell office:value-type="float" office:value="0.245298" calcext:value-type="float">
            <text:p>0.245298</text:p>
          </table:table-cell>
          <table:table-cell office:value-type="float" office:value="998.352" calcext:value-type="float">
            <text:p>998.35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245162" calcext:value-type="float">
            <text:p>0.245162</text:p>
          </table:table-cell>
          <table:table-cell office:value-type="float" office:value="998.422" calcext:value-type="float">
            <text:p>998.42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2676" calcext:value-type="float">
            <text:p>1.2676</text:p>
          </table:table-cell>
          <table:table-cell office:value-type="float" office:value="0.245033" calcext:value-type="float">
            <text:p>0.245033</text:p>
          </table:table-cell>
          <table:table-cell office:value-type="float" office:value="998.487" calcext:value-type="float">
            <text:p>998.48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20515" calcext:value-type="float">
            <text:p>1.20515</text:p>
          </table:table-cell>
          <table:table-cell office:value-type="float" office:value="0.244911" calcext:value-type="float">
            <text:p>0.244911</text:p>
          </table:table-cell>
          <table:table-cell office:value-type="float" office:value="998.55" calcext:value-type="float">
            <text:p>998.5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14577" calcext:value-type="float">
            <text:p>1.14577</text:p>
          </table:table-cell>
          <table:table-cell office:value-type="float" office:value="0.244794" calcext:value-type="float">
            <text:p>0.244794</text:p>
          </table:table-cell>
          <table:table-cell office:value-type="float" office:value="998.609" calcext:value-type="float">
            <text:p>998.60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08932" calcext:value-type="float">
            <text:p>1.08932</text:p>
          </table:table-cell>
          <table:table-cell office:value-type="float" office:value="0.244683" calcext:value-type="float">
            <text:p>0.244683</text:p>
          </table:table-cell>
          <table:table-cell office:value-type="float" office:value="998.666" calcext:value-type="float">
            <text:p>998.66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03565" calcext:value-type="float">
            <text:p>1.03565</text:p>
          </table:table-cell>
          <table:table-cell office:value-type="float" office:value="0.244578" calcext:value-type="float">
            <text:p>0.244578</text:p>
          </table:table-cell>
          <table:table-cell office:value-type="float" office:value="998.72" calcext:value-type="float">
            <text:p>998.7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984622" calcext:value-type="float">
            <text:p>0.984622</text:p>
          </table:table-cell>
          <table:table-cell office:value-type="float" office:value="0.244478" calcext:value-type="float">
            <text:p>0.244478</text:p>
          </table:table-cell>
          <table:table-cell office:value-type="float" office:value="998.771" calcext:value-type="float">
            <text:p>998.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611" calcext:value-type="float">
            <text:p>0.93611</text:p>
          </table:table-cell>
          <table:table-cell office:value-type="float" office:value="0.244383" calcext:value-type="float">
            <text:p>0.244383</text:p>
          </table:table-cell>
          <table:table-cell office:value-type="float" office:value="998.82" calcext:value-type="float">
            <text:p>998.8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889988" calcext:value-type="float">
            <text:p>0.889988</text:p>
          </table:table-cell>
          <table:table-cell office:value-type="float" office:value="0.244293" calcext:value-type="float">
            <text:p>0.244293</text:p>
          </table:table-cell>
          <table:table-cell office:value-type="float" office:value="998.866" calcext:value-type="float">
            <text:p>998.86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846138" calcext:value-type="float">
            <text:p>0.846138</text:p>
          </table:table-cell>
          <table:table-cell office:value-type="float" office:value="0.244207" calcext:value-type="float">
            <text:p>0.244207</text:p>
          </table:table-cell>
          <table:table-cell office:value-type="float" office:value="998.91" calcext:value-type="float">
            <text:p>998.9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804448" calcext:value-type="float">
            <text:p>0.804448</text:p>
          </table:table-cell>
          <table:table-cell office:value-type="float" office:value="0.244125" calcext:value-type="float">
            <text:p>0.244125</text:p>
          </table:table-cell>
          <table:table-cell office:value-type="float" office:value="998.951" calcext:value-type="float">
            <text:p>998.95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764813" calcext:value-type="float">
            <text:p>0.764813</text:p>
          </table:table-cell>
          <table:table-cell office:value-type="float" office:value="0.244048" calcext:value-type="float">
            <text:p>0.244048</text:p>
          </table:table-cell>
          <table:table-cell office:value-type="float" office:value="998.991" calcext:value-type="float">
            <text:p>998.99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72713" calcext:value-type="float">
            <text:p>0.72713</text:p>
          </table:table-cell>
          <table:table-cell office:value-type="float" office:value="0.243974" calcext:value-type="float">
            <text:p>0.243974</text:p>
          </table:table-cell>
          <table:table-cell office:value-type="float" office:value="999.029" calcext:value-type="float">
            <text:p>999.02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691304" calcext:value-type="float">
            <text:p>0.691304</text:p>
          </table:table-cell>
          <table:table-cell office:value-type="float" office:value="0.243904" calcext:value-type="float">
            <text:p>0.243904</text:p>
          </table:table-cell>
          <table:table-cell office:value-type="float" office:value="999.065" calcext:value-type="float">
            <text:p>999.06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657244" calcext:value-type="float">
            <text:p>0.657244</text:p>
          </table:table-cell>
          <table:table-cell office:value-type="float" office:value="0.243837" calcext:value-type="float">
            <text:p>0.243837</text:p>
          </table:table-cell>
          <table:table-cell office:value-type="float" office:value="999.099" calcext:value-type="float">
            <text:p>999.09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624861" calcext:value-type="float">
            <text:p>0.624861</text:p>
          </table:table-cell>
          <table:table-cell office:value-type="float" office:value="0.243774" calcext:value-type="float">
            <text:p>0.243774</text:p>
          </table:table-cell>
          <table:table-cell office:value-type="float" office:value="999.131" calcext:value-type="float">
            <text:p>999.13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594074" calcext:value-type="float">
            <text:p>0.594074</text:p>
          </table:table-cell>
          <table:table-cell office:value-type="float" office:value="0.243714" calcext:value-type="float">
            <text:p>0.243714</text:p>
          </table:table-cell>
          <table:table-cell office:value-type="float" office:value="999.162" calcext:value-type="float">
            <text:p>999.1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4803" calcext:value-type="float">
            <text:p>0.564803</text:p>
          </table:table-cell>
          <table:table-cell office:value-type="float" office:value="0.243657" calcext:value-type="float">
            <text:p>0.243657</text:p>
          </table:table-cell>
          <table:table-cell office:value-type="float" office:value="999.192" calcext:value-type="float">
            <text:p>999.19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536975" calcext:value-type="float">
            <text:p>0.536975</text:p>
          </table:table-cell>
          <table:table-cell office:value-type="float" office:value="0.243602" calcext:value-type="float">
            <text:p>0.243602</text:p>
          </table:table-cell>
          <table:table-cell office:value-type="float" office:value="999.219" calcext:value-type="float">
            <text:p>999.21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510518" calcext:value-type="float">
            <text:p>0.510518</text:p>
          </table:table-cell>
          <table:table-cell office:value-type="float" office:value="0.243551" calcext:value-type="float">
            <text:p>0.243551</text:p>
          </table:table-cell>
          <table:table-cell office:value-type="float" office:value="999.246" calcext:value-type="float">
            <text:p>999.24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485365" calcext:value-type="float">
            <text:p>0.485365</text:p>
          </table:table-cell>
          <table:table-cell office:value-type="float" office:value="0.243502" calcext:value-type="float">
            <text:p>0.243502</text:p>
          </table:table-cell>
          <table:table-cell office:value-type="float" office:value="999.271" calcext:value-type="float">
            <text:p>999.27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461451" calcext:value-type="float">
            <text:p>0.461451</text:p>
          </table:table-cell>
          <table:table-cell office:value-type="float" office:value="0.243455" calcext:value-type="float">
            <text:p>0.243455</text:p>
          </table:table-cell>
          <table:table-cell office:value-type="float" office:value="999.295" calcext:value-type="float">
            <text:p>999.29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438715" calcext:value-type="float">
            <text:p>0.438715</text:p>
          </table:table-cell>
          <table:table-cell office:value-type="float" office:value="0.243411" calcext:value-type="float">
            <text:p>0.243411</text:p>
          </table:table-cell>
          <table:table-cell office:value-type="float" office:value="999.318" calcext:value-type="float">
            <text:p>999.31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417099" calcext:value-type="float">
            <text:p>0.417099</text:p>
          </table:table-cell>
          <table:table-cell office:value-type="float" office:value="0.243368" calcext:value-type="float">
            <text:p>0.243368</text:p>
          </table:table-cell>
          <table:table-cell office:value-type="float" office:value="999.34" calcext:value-type="float">
            <text:p>999.3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243328" calcext:value-type="float">
            <text:p>0.243328</text:p>
          </table:table-cell>
          <table:table-cell office:value-type="float" office:value="999.36" calcext:value-type="float">
            <text:p>999.3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37701" calcext:value-type="float">
            <text:p>0.37701</text:p>
          </table:table-cell>
          <table:table-cell office:value-type="float" office:value="0.24329" calcext:value-type="float">
            <text:p>0.24329</text:p>
          </table:table-cell>
          <table:table-cell office:value-type="float" office:value="999.38" calcext:value-type="float">
            <text:p>999.3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358435" calcext:value-type="float">
            <text:p>0.358435</text:p>
          </table:table-cell>
          <table:table-cell office:value-type="float" office:value="0.243254" calcext:value-type="float">
            <text:p>0.243254</text:p>
          </table:table-cell>
          <table:table-cell office:value-type="float" office:value="999.398" calcext:value-type="float">
            <text:p>999.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0774" calcext:value-type="float">
            <text:p>0.340774</text:p>
          </table:table-cell>
          <table:table-cell office:value-type="float" office:value="0.243219" calcext:value-type="float">
            <text:p>0.243219</text:p>
          </table:table-cell>
          <table:table-cell office:value-type="float" office:value="999.416" calcext:value-type="float">
            <text:p>999.41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323984" calcext:value-type="float">
            <text:p>0.323984</text:p>
          </table:table-cell>
          <table:table-cell office:value-type="float" office:value="0.243187" calcext:value-type="float">
            <text:p>0.243187</text:p>
          </table:table-cell>
          <table:table-cell office:value-type="float" office:value="999.433" calcext:value-type="float">
            <text:p>999.43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308021" calcext:value-type="float">
            <text:p>0.308021</text:p>
          </table:table-cell>
          <table:table-cell office:value-type="float" office:value="0.243156" calcext:value-type="float">
            <text:p>0.243156</text:p>
          </table:table-cell>
          <table:table-cell office:value-type="float" office:value="999.449" calcext:value-type="float">
            <text:p>999.44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0.243126" calcext:value-type="float">
            <text:p>0.243126</text:p>
          </table:table-cell>
          <table:table-cell office:value-type="float" office:value="999.464" calcext:value-type="float">
            <text:p>999.46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278416" calcext:value-type="float">
            <text:p>0.278416</text:p>
          </table:table-cell>
          <table:table-cell office:value-type="float" office:value="0.243098" calcext:value-type="float">
            <text:p>0.243098</text:p>
          </table:table-cell>
          <table:table-cell office:value-type="float" office:value="999.478" calcext:value-type="float">
            <text:p>999.47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264698" calcext:value-type="float">
            <text:p>0.264698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999.492" calcext:value-type="float">
            <text:p>999.49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251656" calcext:value-type="float">
            <text:p>0.251656</text:p>
          </table:table-cell>
          <table:table-cell office:value-type="float" office:value="0.243046" calcext:value-type="float">
            <text:p>0.243046</text:p>
          </table:table-cell>
          <table:table-cell office:value-type="float" office:value="999.505" calcext:value-type="float">
            <text:p>999.50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239257" calcext:value-type="float">
            <text:p>0.239257</text:p>
          </table:table-cell>
          <table:table-cell office:value-type="float" office:value="0.243022" calcext:value-type="float">
            <text:p>0.243022</text:p>
          </table:table-cell>
          <table:table-cell office:value-type="float" office:value="999.518" calcext:value-type="float">
            <text:p>999.51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227469" calcext:value-type="float">
            <text:p>0.227469</text:p>
          </table:table-cell>
          <table:table-cell office:value-type="float" office:value="0.242999" calcext:value-type="float">
            <text:p>0.242999</text:p>
          </table:table-cell>
          <table:table-cell office:value-type="float" office:value="999.53" calcext:value-type="float">
            <text:p>999.5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216261" calcext:value-type="float">
            <text:p>0.216261</text:p>
          </table:table-cell>
          <table:table-cell office:value-type="float" office:value="0.242977" calcext:value-type="float">
            <text:p>0.242977</text:p>
          </table:table-cell>
          <table:table-cell office:value-type="float" office:value="999.541" calcext:value-type="float">
            <text:p>999.5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606" calcext:value-type="float">
            <text:p>0.205606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999.551" calcext:value-type="float">
            <text:p>999.55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195476" calcext:value-type="float">
            <text:p>0.195476</text:p>
          </table:table-cell>
          <table:table-cell office:value-type="float" office:value="0.242936" calcext:value-type="float">
            <text:p>0.242936</text:p>
          </table:table-cell>
          <table:table-cell office:value-type="float" office:value="999.562" calcext:value-type="float">
            <text:p>999.56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185844" calcext:value-type="float">
            <text:p>0.185844</text:p>
          </table:table-cell>
          <table:table-cell office:value-type="float" office:value="0.242918" calcext:value-type="float">
            <text:p>0.242918</text:p>
          </table:table-cell>
          <table:table-cell office:value-type="float" office:value="999.571" calcext:value-type="float">
            <text:p>999.57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176688" calcext:value-type="float">
            <text:p>0.176688</text:p>
          </table:table-cell>
          <table:table-cell office:value-type="float" office:value="0.2429" calcext:value-type="float">
            <text:p>0.2429</text:p>
          </table:table-cell>
          <table:table-cell office:value-type="float" office:value="999.58" calcext:value-type="float">
            <text:p>999.5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167982" calcext:value-type="float">
            <text:p>0.167982</text:p>
          </table:table-cell>
          <table:table-cell office:value-type="float" office:value="0.242883" calcext:value-type="float">
            <text:p>0.242883</text:p>
          </table:table-cell>
          <table:table-cell office:value-type="float" office:value="999.589" calcext:value-type="float">
            <text:p>999.58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159705" calcext:value-type="float">
            <text:p>0.159705</text:p>
          </table:table-cell>
          <table:table-cell office:value-type="float" office:value="0.242867" calcext:value-type="float">
            <text:p>0.242867</text:p>
          </table:table-cell>
          <table:table-cell office:value-type="float" office:value="999.597" calcext:value-type="float">
            <text:p>999.59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151837" calcext:value-type="float">
            <text:p>0.151837</text:p>
          </table:table-cell>
          <table:table-cell office:value-type="float" office:value="0.242851" calcext:value-type="float">
            <text:p>0.242851</text:p>
          </table:table-cell>
          <table:table-cell office:value-type="float" office:value="999.605" calcext:value-type="float">
            <text:p>999.60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144356" calcext:value-type="float">
            <text:p>0.144356</text:p>
          </table:table-cell>
          <table:table-cell office:value-type="float" office:value="0.242837" calcext:value-type="float">
            <text:p>0.242837</text:p>
          </table:table-cell>
          <table:table-cell office:value-type="float" office:value="999.613" calcext:value-type="float">
            <text:p>999.61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137243" calcext:value-type="float">
            <text:p>0.137243</text:p>
          </table:table-cell>
          <table:table-cell office:value-type="float" office:value="0.242823" calcext:value-type="float">
            <text:p>0.242823</text:p>
          </table:table-cell>
          <table:table-cell office:value-type="float" office:value="999.62" calcext:value-type="float">
            <text:p>999.62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130481" calcext:value-type="float">
            <text:p>0.130481</text:p>
          </table:table-cell>
          <table:table-cell office:value-type="float" office:value="0.24281" calcext:value-type="float">
            <text:p>0.24281</text:p>
          </table:table-cell>
          <table:table-cell office:value-type="float" office:value="999.627" calcext:value-type="float">
            <text:p>999.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4052" calcext:value-type="float">
            <text:p>0.124052</text:p>
          </table:table-cell>
          <table:table-cell office:value-type="float" office:value="0.242797" calcext:value-type="float">
            <text:p>0.242797</text:p>
          </table:table-cell>
          <table:table-cell office:value-type="float" office:value="999.633" calcext:value-type="float">
            <text:p>999.63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.11794" calcext:value-type="float">
            <text:p>0.11794</text:p>
          </table:table-cell>
          <table:table-cell office:value-type="float" office:value="0.242785" calcext:value-type="float">
            <text:p>0.242785</text:p>
          </table:table-cell>
          <table:table-cell office:value-type="float" office:value="999.639" calcext:value-type="float">
            <text:p>999.63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112129" calcext:value-type="float">
            <text:p>0.112129</text:p>
          </table:table-cell>
          <table:table-cell office:value-type="float" office:value="0.242774" calcext:value-type="float">
            <text:p>0.242774</text:p>
          </table:table-cell>
          <table:table-cell office:value-type="float" office:value="999.645" calcext:value-type="float">
            <text:p>999.64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.106604" calcext:value-type="float">
            <text:p>0.106604</text:p>
          </table:table-cell>
          <table:table-cell office:value-type="float" office:value="0.242763" calcext:value-type="float">
            <text:p>0.242763</text:p>
          </table:table-cell>
          <table:table-cell office:value-type="float" office:value="999.651" calcext:value-type="float">
            <text:p>999.65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.101352" calcext:value-type="float">
            <text:p>0.101352</text:p>
          </table:table-cell>
          <table:table-cell office:value-type="float" office:value="0.242753" calcext:value-type="float">
            <text:p>0.242753</text:p>
          </table:table-cell>
          <table:table-cell office:value-type="float" office:value="999.656" calcext:value-type="float">
            <text:p>999.65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0963581" calcext:value-type="float">
            <text:p>0.0963581</text:p>
          </table:table-cell>
          <table:table-cell office:value-type="float" office:value="0.242743" calcext:value-type="float">
            <text:p>0.242743</text:p>
          </table:table-cell>
          <table:table-cell office:value-type="float" office:value="999.661" calcext:value-type="float">
            <text:p>999.66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.0916104" calcext:value-type="float">
            <text:p>0.0916104</text:p>
          </table:table-cell>
          <table:table-cell office:value-type="float" office:value="0.242734" calcext:value-type="float">
            <text:p>0.242734</text:p>
          </table:table-cell>
          <table:table-cell office:value-type="float" office:value="999.666" calcext:value-type="float">
            <text:p>999.66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.0870967" calcext:value-type="float">
            <text:p>0.0870967</text:p>
          </table:table-cell>
          <table:table-cell office:value-type="float" office:value="0.242725" calcext:value-type="float">
            <text:p>0.242725</text:p>
          </table:table-cell>
          <table:table-cell office:value-type="float" office:value="999.67" calcext:value-type="float">
            <text:p>999.6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.0828054" calcext:value-type="float">
            <text:p>0.0828054</text:p>
          </table:table-cell>
          <table:table-cell office:value-type="float" office:value="0.242717" calcext:value-type="float">
            <text:p>0.242717</text:p>
          </table:table-cell>
          <table:table-cell office:value-type="float" office:value="999.674" calcext:value-type="float">
            <text:p>999.67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.0787255" calcext:value-type="float">
            <text:p>0.0787255</text:p>
          </table:table-cell>
          <table:table-cell office:value-type="float" office:value="0.242709" calcext:value-type="float">
            <text:p>0.242709</text:p>
          </table:table-cell>
          <table:table-cell office:value-type="float" office:value="999.679" calcext:value-type="float">
            <text:p>999.6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48466" calcext:value-type="float">
            <text:p>0.0748466</text:p>
          </table:table-cell>
          <table:table-cell office:value-type="float" office:value="0.242702" calcext:value-type="float">
            <text:p>0.242702</text:p>
          </table:table-cell>
          <table:table-cell office:value-type="float" office:value="999.682" calcext:value-type="float">
            <text:p>999.682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.0711589" calcext:value-type="float">
            <text:p>0.0711589</text:p>
          </table:table-cell>
          <table:table-cell office:value-type="float" office:value="0.242694" calcext:value-type="float">
            <text:p>0.242694</text:p>
          </table:table-cell>
          <table:table-cell office:value-type="float" office:value="999.686" calcext:value-type="float">
            <text:p>999.686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.0676528" calcext:value-type="float">
            <text:p>0.0676528</text:p>
          </table:table-cell>
          <table:table-cell office:value-type="float" office:value="0.242688" calcext:value-type="float">
            <text:p>0.242688</text:p>
          </table:table-cell>
          <table:table-cell office:value-type="float" office:value="999.69" calcext:value-type="float">
            <text:p>999.69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.0643195" calcext:value-type="float">
            <text:p>0.0643195</text:p>
          </table:table-cell>
          <table:table-cell office:value-type="float" office:value="0.242681" calcext:value-type="float">
            <text:p>0.242681</text:p>
          </table:table-cell>
          <table:table-cell office:value-type="float" office:value="999.693" calcext:value-type="float">
            <text:p>999.69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.0611504" calcext:value-type="float">
            <text:p>0.0611504</text:p>
          </table:table-cell>
          <table:table-cell office:value-type="float" office:value="0.242675" calcext:value-type="float">
            <text:p>0.242675</text:p>
          </table:table-cell>
          <table:table-cell office:value-type="float" office:value="999.696" calcext:value-type="float">
            <text:p>999.69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0581375" calcext:value-type="float">
            <text:p>0.0581375</text:p>
          </table:table-cell>
          <table:table-cell office:value-type="float" office:value="0.242669" calcext:value-type="float">
            <text:p>0.242669</text:p>
          </table:table-cell>
          <table:table-cell office:value-type="float" office:value="999.699" calcext:value-type="float">
            <text:p>999.69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.055273" calcext:value-type="float">
            <text:p>0.055273</text:p>
          </table:table-cell>
          <table:table-cell office:value-type="float" office:value="0.242664" calcext:value-type="float">
            <text:p>0.242664</text:p>
          </table:table-cell>
          <table:table-cell office:value-type="float" office:value="999.702" calcext:value-type="float">
            <text:p>999.70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.0525496" calcext:value-type="float">
            <text:p>0.0525496</text:p>
          </table:table-cell>
          <table:table-cell office:value-type="float" office:value="0.242658" calcext:value-type="float">
            <text:p>0.242658</text:p>
          </table:table-cell>
          <table:table-cell office:value-type="float" office:value="999.705" calcext:value-type="float">
            <text:p>999.70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.0499605" calcext:value-type="float">
            <text:p>0.0499605</text:p>
          </table:table-cell>
          <table:table-cell office:value-type="float" office:value="0.242653" calcext:value-type="float">
            <text:p>0.242653</text:p>
          </table:table-cell>
          <table:table-cell office:value-type="float" office:value="999.707" calcext:value-type="float">
            <text:p>999.707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.0474989" calcext:value-type="float">
            <text:p>0.0474989</text:p>
          </table:table-cell>
          <table:table-cell office:value-type="float" office:value="0.242648" calcext:value-type="float">
            <text:p>0.242648</text:p>
          </table:table-cell>
          <table:table-cell office:value-type="float" office:value="999.71" calcext:value-type="float">
            <text:p>999.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51586" calcext:value-type="float">
            <text:p>0.0451586</text:p>
          </table:table-cell>
          <table:table-cell office:value-type="float" office:value="0.242644" calcext:value-type="float">
            <text:p>0.242644</text:p>
          </table:table-cell>
          <table:table-cell office:value-type="float" office:value="999.712" calcext:value-type="float">
            <text:p>999.712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.0429336" calcext:value-type="float">
            <text:p>0.042933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999.714" calcext:value-type="float">
            <text:p>999.71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0408182" calcext:value-type="float">
            <text:p>0.0408182</text:p>
          </table:table-cell>
          <table:table-cell office:value-type="float" office:value="0.242635" calcext:value-type="float">
            <text:p>0.242635</text:p>
          </table:table-cell>
          <table:table-cell office:value-type="float" office:value="999.717" calcext:value-type="float">
            <text:p>999.71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38807" calcext:value-type="float">
            <text:p>0.038807</text:p>
          </table:table-cell>
          <table:table-cell office:value-type="float" office:value="0.242632" calcext:value-type="float">
            <text:p>0.242632</text:p>
          </table:table-cell>
          <table:table-cell office:value-type="float" office:value="999.719" calcext:value-type="float">
            <text:p>999.71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36895" calcext:value-type="float">
            <text:p>0.036895</text:p>
          </table:table-cell>
          <table:table-cell office:value-type="float" office:value="0.242628" calcext:value-type="float">
            <text:p>0.242628</text:p>
          </table:table-cell>
          <table:table-cell office:value-type="float" office:value="999.72" calcext:value-type="float">
            <text:p>999.7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0350771" calcext:value-type="float">
            <text:p>0.0350771</text:p>
          </table:table-cell>
          <table:table-cell office:value-type="float" office:value="0.242624" calcext:value-type="float">
            <text:p>0.242624</text:p>
          </table:table-cell>
          <table:table-cell office:value-type="float" office:value="999.722" calcext:value-type="float">
            <text:p>999.72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0333489" calcext:value-type="float">
            <text:p>0.0333489</text:p>
          </table:table-cell>
          <table:table-cell office:value-type="float" office:value="0.242621" calcext:value-type="float">
            <text:p>0.242621</text:p>
          </table:table-cell>
          <table:table-cell office:value-type="float" office:value="999.724" calcext:value-type="float">
            <text:p>999.72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0317057" calcext:value-type="float">
            <text:p>0.0317057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999.726" calcext:value-type="float">
            <text:p>999.72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0301436" calcext:value-type="float">
            <text:p>0.0301436</text:p>
          </table:table-cell>
          <table:table-cell office:value-type="float" office:value="0.242615" calcext:value-type="float">
            <text:p>0.242615</text:p>
          </table:table-cell>
          <table:table-cell office:value-type="float" office:value="999.727" calcext:value-type="float">
            <text:p>999.727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0286584" calcext:value-type="float">
            <text:p>0.0286584</text:p>
          </table:table-cell>
          <table:table-cell office:value-type="float" office:value="0.242612" calcext:value-type="float">
            <text:p>0.242612</text:p>
          </table:table-cell>
          <table:table-cell office:value-type="float" office:value="999.729" calcext:value-type="float">
            <text:p>999.7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72463" calcext:value-type="float">
            <text:p>0.0272463</text:p>
          </table:table-cell>
          <table:table-cell office:value-type="float" office:value="0.242609" calcext:value-type="float">
            <text:p>0.242609</text:p>
          </table:table-cell>
          <table:table-cell office:value-type="float" office:value="999.73" calcext:value-type="float">
            <text:p>999.7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0259039" calcext:value-type="float">
            <text:p>0.0259039</text:p>
          </table:table-cell>
          <table:table-cell office:value-type="float" office:value="0.242606" calcext:value-type="float">
            <text:p>0.242606</text:p>
          </table:table-cell>
          <table:table-cell office:value-type="float" office:value="999.731" calcext:value-type="float">
            <text:p>999.73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0246276" calcext:value-type="float">
            <text:p>0.0246276</text:p>
          </table:table-cell>
          <table:table-cell office:value-type="float" office:value="0.242604" calcext:value-type="float">
            <text:p>0.242604</text:p>
          </table:table-cell>
          <table:table-cell office:value-type="float" office:value="999.733" calcext:value-type="float">
            <text:p>999.73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0234142" calcext:value-type="float">
            <text:p>0.0234142</text:p>
          </table:table-cell>
          <table:table-cell office:value-type="float" office:value="0.242602" calcext:value-type="float">
            <text:p>0.242602</text:p>
          </table:table-cell>
          <table:table-cell office:value-type="float" office:value="999.734" calcext:value-type="float">
            <text:p>999.73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0222605" calcext:value-type="float">
            <text:p>0.0222605</text:p>
          </table:table-cell>
          <table:table-cell office:value-type="float" office:value="0.242599" calcext:value-type="float">
            <text:p>0.242599</text:p>
          </table:table-cell>
          <table:table-cell office:value-type="float" office:value="999.735" calcext:value-type="float">
            <text:p>999.73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0211637" calcext:value-type="float">
            <text:p>0.0211637</text:p>
          </table:table-cell>
          <table:table-cell office:value-type="float" office:value="0.242597" calcext:value-type="float">
            <text:p>0.242597</text:p>
          </table:table-cell>
          <table:table-cell office:value-type="float" office:value="999.736" calcext:value-type="float">
            <text:p>999.73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020121" calcext:value-type="float">
            <text:p>0.020121</text:p>
          </table:table-cell>
          <table:table-cell office:value-type="float" office:value="0.242595" calcext:value-type="float">
            <text:p>0.242595</text:p>
          </table:table-cell>
          <table:table-cell office:value-type="float" office:value="999.737" calcext:value-type="float">
            <text:p>999.73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0191296" calcext:value-type="float">
            <text:p>0.0191296</text:p>
          </table:table-cell>
          <table:table-cell office:value-type="float" office:value="0.242593" calcext:value-type="float">
            <text:p>0.242593</text:p>
          </table:table-cell>
          <table:table-cell office:value-type="float" office:value="999.738" calcext:value-type="float">
            <text:p>999.73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0181871" calcext:value-type="float">
            <text:p>0.0181871</text:p>
          </table:table-cell>
          <table:table-cell office:value-type="float" office:value="0.242591" calcext:value-type="float">
            <text:p>0.242591</text:p>
          </table:table-cell>
          <table:table-cell office:value-type="float" office:value="999.739" calcext:value-type="float">
            <text:p>999.739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017291" calcext:value-type="float">
            <text:p>0.017291</text:p>
          </table:table-cell>
          <table:table-cell office:value-type="float" office:value="0.24259" calcext:value-type="float">
            <text:p>0.24259</text:p>
          </table:table-cell>
          <table:table-cell office:value-type="float" office:value="999.74" calcext:value-type="float">
            <text:p>999.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439" calcext:value-type="float">
            <text:p>0.016439</text:p>
          </table:table-cell>
          <table:table-cell office:value-type="float" office:value="0.242588" calcext:value-type="float">
            <text:p>0.242588</text:p>
          </table:table-cell>
          <table:table-cell office:value-type="float" office:value="999.741" calcext:value-type="float">
            <text:p>999.74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0156291" calcext:value-type="float">
            <text:p>0.0156291</text:p>
          </table:table-cell>
          <table:table-cell office:value-type="float" office:value="0.242586" calcext:value-type="float">
            <text:p>0.242586</text:p>
          </table:table-cell>
          <table:table-cell office:value-type="float" office:value="999.742" calcext:value-type="float">
            <text:p>999.74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0.242585" calcext:value-type="float">
            <text:p>0.242585</text:p>
          </table:table-cell>
          <table:table-cell office:value-type="float" office:value="999.743" calcext:value-type="float">
            <text:p>999.74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0141269" calcext:value-type="float">
            <text:p>0.0141269</text:p>
          </table:table-cell>
          <table:table-cell office:value-type="float" office:value="0.242584" calcext:value-type="float">
            <text:p>0.242584</text:p>
          </table:table-cell>
          <table:table-cell office:value-type="float" office:value="999.743" calcext:value-type="float">
            <text:p>999.74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0134308" calcext:value-type="float">
            <text:p>0.0134308</text:p>
          </table:table-cell>
          <table:table-cell office:value-type="float" office:value="0.242582" calcext:value-type="float">
            <text:p>0.242582</text:p>
          </table:table-cell>
          <table:table-cell office:value-type="float" office:value="999.744" calcext:value-type="float">
            <text:p>999.74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127691" calcext:value-type="float">
            <text:p>0.0127691</text:p>
          </table:table-cell>
          <table:table-cell office:value-type="float" office:value="0.242581" calcext:value-type="float">
            <text:p>0.242581</text:p>
          </table:table-cell>
          <table:table-cell office:value-type="float" office:value="999.745" calcext:value-type="float">
            <text:p>999.74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0121399" calcext:value-type="float">
            <text:p>0.0121399</text:p>
          </table:table-cell>
          <table:table-cell office:value-type="float" office:value="0.24258" calcext:value-type="float">
            <text:p>0.24258</text:p>
          </table:table-cell>
          <table:table-cell office:value-type="float" office:value="999.745" calcext:value-type="float">
            <text:p>999.74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0115418" calcext:value-type="float">
            <text:p>0.0115418</text:p>
          </table:table-cell>
          <table:table-cell office:value-type="float" office:value="0.242578" calcext:value-type="float">
            <text:p>0.242578</text:p>
          </table:table-cell>
          <table:table-cell office:value-type="float" office:value="999.746" calcext:value-type="float">
            <text:p>999.74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0109731" calcext:value-type="float">
            <text:p>0.0109731</text:p>
          </table:table-cell>
          <table:table-cell office:value-type="float" office:value="0.242577" calcext:value-type="float">
            <text:p>0.242577</text:p>
          </table:table-cell>
          <table:table-cell office:value-type="float" office:value="999.746" calcext:value-type="float">
            <text:p>999.74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0104325" calcext:value-type="float">
            <text:p>0.0104325</text:p>
          </table:table-cell>
          <table:table-cell office:value-type="float" office:value="0.242576" calcext:value-type="float">
            <text:p>0.242576</text:p>
          </table:table-cell>
          <table:table-cell office:value-type="float" office:value="999.747" calcext:value-type="float">
            <text:p>999.7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991846" calcext:value-type="float">
            <text:p>0.00991846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999.748" calcext:value-type="float">
            <text:p>999.74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00942976" calcext:value-type="float">
            <text:p>0.00942976</text:p>
          </table:table-cell>
          <table:table-cell office:value-type="float" office:value="0.242574" calcext:value-type="float">
            <text:p>0.242574</text:p>
          </table:table-cell>
          <table:table-cell office:value-type="float" office:value="999.748" calcext:value-type="float">
            <text:p>999.74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00896515" calcext:value-type="float">
            <text:p>0.00896515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999.748" calcext:value-type="float">
            <text:p>999.748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00852343" calcext:value-type="float">
            <text:p>0.0085234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999.749" calcext:value-type="float">
            <text:p>999.74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00810347" calcext:value-type="float">
            <text:p>0.00810347</text:p>
          </table:table-cell>
          <table:table-cell office:value-type="float" office:value="0.242572" calcext:value-type="float">
            <text:p>0.242572</text:p>
          </table:table-cell>
          <table:table-cell office:value-type="float" office:value="999.749" calcext:value-type="float">
            <text:p>999.749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00770421" calcext:value-type="float">
            <text:p>0.00770421</text:p>
          </table:table-cell>
          <table:table-cell office:value-type="float" office:value="0.242571" calcext:value-type="float">
            <text:p>0.242571</text:p>
          </table:table-cell>
          <table:table-cell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00732461" calcext:value-type="float">
            <text:p>0.00732461</text:p>
          </table:table-cell>
          <table:table-cell office:value-type="float" office:value="0.24257" calcext:value-type="float">
            <text:p>0.24257</text:p>
          </table:table-cell>
          <table:table-cell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0696372" calcext:value-type="float">
            <text:p>0.00696372</text:p>
          </table:table-cell>
          <table:table-cell office:value-type="float" office:value="0.24257" calcext:value-type="float">
            <text:p>0.24257</text:p>
          </table:table-cell>
          <table:table-cell office:value-type="float" office:value="999.75" calcext:value-type="float">
            <text:p>999.7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00662062" calcext:value-type="float">
            <text:p>0.00662062</text:p>
          </table:table-cell>
          <table:table-cell office:value-type="float" office:value="0.242569" calcext:value-type="float">
            <text:p>0.242569</text:p>
          </table:table-cell>
          <table:table-cell office:value-type="float" office:value="999.751" calcext:value-type="float">
            <text:p>999.751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00629441" calcext:value-type="float">
            <text:p>0.00629441</text:p>
          </table:table-cell>
          <table:table-cell office:value-type="float" office:value="0.242568" calcext:value-type="float">
            <text:p>0.242568</text:p>
          </table:table-cell>
          <table:table-cell office:value-type="float" office:value="999.751" calcext:value-type="float">
            <text:p>999.7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598428" calcext:value-type="float">
            <text:p>0.00598428</text:p>
          </table:table-cell>
          <table:table-cell office:value-type="float" office:value="0.242568" calcext:value-type="float">
            <text:p>0.242568</text:p>
          </table:table-cell>
          <table:table-cell office:value-type="float" office:value="999.751" calcext:value-type="float">
            <text:p>999.75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.00568943" calcext:value-type="float">
            <text:p>0.00568943</text:p>
          </table:table-cell>
          <table:table-cell office:value-type="float" office:value="0.242567" calcext:value-type="float">
            <text:p>0.242567</text:p>
          </table:table-cell>
          <table:table-cell office:value-type="float" office:value="999.752" calcext:value-type="float">
            <text:p>999.75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00540911" calcext:value-type="float">
            <text:p>0.00540911</text:p>
          </table:table-cell>
          <table:table-cell office:value-type="float" office:value="0.242567" calcext:value-type="float">
            <text:p>0.242567</text:p>
          </table:table-cell>
          <table:table-cell office:value-type="float" office:value="999.752" calcext:value-type="float">
            <text:p>999.75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.00514259" calcext:value-type="float">
            <text:p>0.00514259</text:p>
          </table:table-cell>
          <table:table-cell office:value-type="float" office:value="0.242566" calcext:value-type="float">
            <text:p>0.242566</text:p>
          </table:table-cell>
          <table:table-cell office:value-type="float" office:value="999.752" calcext:value-type="float">
            <text:p>999.75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.00488921" calcext:value-type="float">
            <text:p>0.00488921</text:p>
          </table:table-cell>
          <table:table-cell office:value-type="float" office:value="0.242566" calcext:value-type="float">
            <text:p>0.242566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0464832" calcext:value-type="float">
            <text:p>0.00464832</text:p>
          </table:table-cell>
          <table:table-cell office:value-type="float" office:value="0.242565" calcext:value-type="float">
            <text:p>0.242565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00441929" calcext:value-type="float">
            <text:p>0.00441929</text:p>
          </table:table-cell>
          <table:table-cell office:value-type="float" office:value="0.242565" calcext:value-type="float">
            <text:p>0.242565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.00420155" calcext:value-type="float">
            <text:p>0.00420155</text:p>
          </table:table-cell>
          <table:table-cell office:value-type="float" office:value="0.242564" calcext:value-type="float">
            <text:p>0.242564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.00399453" calcext:value-type="float">
            <text:p>0.00399453</text:p>
          </table:table-cell>
          <table:table-cell office:value-type="float" office:value="0.242564" calcext:value-type="float">
            <text:p>0.242564</text:p>
          </table:table-cell>
          <table:table-cell office:value-type="float" office:value="999.753" calcext:value-type="float">
            <text:p>999.753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.00379772" calcext:value-type="float">
            <text:p>0.00379772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6106" calcext:value-type="float">
            <text:p>0.0036106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.00343271" calcext:value-type="float">
            <text:p>0.00343271</text:p>
          </table:table-cell>
          <table:table-cell office:value-type="float" office:value="0.242563" calcext:value-type="float">
            <text:p>0.242563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.00326357" calcext:value-type="float">
            <text:p>0.00326357</text:p>
          </table:table-cell>
          <table:table-cell office:value-type="float" office:value="0.242562" calcext:value-type="float">
            <text:p>0.242562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.00310277" calcext:value-type="float">
            <text:p>0.00310277</text:p>
          </table:table-cell>
          <table:table-cell office:value-type="float" office:value="0.242562" calcext:value-type="float">
            <text:p>0.242562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.0029499" calcext:value-type="float">
            <text:p>0.0029499</text:p>
          </table:table-cell>
          <table:table-cell office:value-type="float" office:value="0.242562" calcext:value-type="float">
            <text:p>0.242562</text:p>
          </table:table-cell>
          <table:table-cell office:value-type="float" office:value="999.754" calcext:value-type="float">
            <text:p>999.75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0280455" calcext:value-type="float">
            <text:p>0.00280455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.00266637" calcext:value-type="float">
            <text:p>0.00266637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0.00241009" calcext:value-type="float">
            <text:p>0.00241009</text:p>
          </table:table-cell>
          <table:table-cell office:value-type="float" office:value="0.242561" calcext:value-type="float">
            <text:p>0.242561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0.00229135" calcext:value-type="float">
            <text:p>0.00229135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17845" calcext:value-type="float">
            <text:p>0.00217845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0.00207112" calcext:value-type="float">
            <text:p>0.00207112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0.00196907" calcext:value-type="float">
            <text:p>0.00196907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5" calcext:value-type="float">
            <text:p>999.75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0.00187205" calcext:value-type="float">
            <text:p>0.00187205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0.00177981" calcext:value-type="float">
            <text:p>0.00177981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0169212" calcext:value-type="float">
            <text:p>0.00169212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0.00160875" calcext:value-type="float">
            <text:p>0.00160875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0.00152948" calcext:value-type="float">
            <text:p>0.00152948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00145413" calcext:value-type="float">
            <text:p>0.00145413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0.00138248" calcext:value-type="float">
            <text:p>0.00138248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31436" calcext:value-type="float">
            <text:p>0.00131436</text:p>
          </table:table-cell>
          <table:table-cell office:value-type="float" office:value="0.242559" calcext:value-type="float">
            <text:p>0.242559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0.0012496" calcext:value-type="float">
            <text:p>0.001249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0.00118803" calcext:value-type="float">
            <text:p>0.00118803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0.0011295" calcext:value-type="float">
            <text:p>0.0011295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0.00107385" calcext:value-type="float">
            <text:p>0.00107385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00102094" calcext:value-type="float">
            <text:p>0.00102094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0.000970636" calcext:value-type="float">
            <text:p>0.00097063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6" calcext:value-type="float">
            <text:p>999.756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0.000922812" calcext:value-type="float">
            <text:p>0.000922812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0.000877344" calcext:value-type="float">
            <text:p>0.000877344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0.000834116" calcext:value-type="float">
            <text:p>0.00083411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793019" calcext:value-type="float">
            <text:p>0.000793019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000753946" calcext:value-type="float">
            <text:p>0.000753946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0.000716798" calcext:value-type="float">
            <text:p>0.000716798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0.000681481" calcext:value-type="float">
            <text:p>0.00068148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0.000647904" calcext:value-type="float">
            <text:p>0.000647904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00615981" calcext:value-type="float">
            <text:p>0.00061598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0.000585631" calcext:value-type="float">
            <text:p>0.00058563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0.000556776" calcext:value-type="float">
            <text:p>0.000556776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0.000529344" calcext:value-type="float">
            <text:p>0.000529344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000503262" calcext:value-type="float">
            <text:p>0.00050326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78466" calcext:value-type="float">
            <text:p>0.000478466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0.000454892" calcext:value-type="float">
            <text:p>0.00045489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0.000432479" calcext:value-type="float">
            <text:p>0.000432479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0.00041117" calcext:value-type="float">
            <text:p>0.00041117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000390911" calcext:value-type="float">
            <text:p>0.00039091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000371651" calcext:value-type="float">
            <text:p>0.000371651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0.000353339" calcext:value-type="float">
            <text:p>0.000353339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0.00033593" calcext:value-type="float">
            <text:p>0.00033593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0.000319378" calcext:value-type="float">
            <text:p>0.000319378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0.000303642" calcext:value-type="float">
            <text:p>0.00030364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88682" calcext:value-type="float">
            <text:p>0.000288682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0.000274458" calcext:value-type="float">
            <text:p>0.000274458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0.000260935" calcext:value-type="float">
            <text:p>0.000260935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0.000248079" calcext:value-type="float">
            <text:p>0.000248079</text:p>
          </table:table-cell>
          <table:table-cell office:value-type="float" office:value="0.242557" calcext:value-type="float">
            <text:p>0.242557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0.000235856" calcext:value-type="float">
            <text:p>0.00023585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000224235" calcext:value-type="float">
            <text:p>0.0002242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0.000213187" calcext:value-type="float">
            <text:p>0.000213187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0.000202683" calcext:value-type="float">
            <text:p>0.00020268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0.000192696" calcext:value-type="float">
            <text:p>0.00019269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0.000183202" calcext:value-type="float">
            <text:p>0.00018320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174175" calcext:value-type="float">
            <text:p>0.00017417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0.000165594" calcext:value-type="float">
            <text:p>0.000165594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0.000157435" calcext:value-type="float">
            <text:p>0.0001574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0.000149678" calcext:value-type="float">
            <text:p>0.00014967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0.000142303" calcext:value-type="float">
            <text:p>0.00014230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000135292" calcext:value-type="float">
            <text:p>0.00013529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0.000128626" calcext:value-type="float">
            <text:p>0.00012862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0.000122288" calcext:value-type="float">
            <text:p>0.00012228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0.000116263" calcext:value-type="float">
            <text:p>0.00011626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0.000110535" calcext:value-type="float">
            <text:p>0.0001105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05088" calcext:value-type="float">
            <text:p>0.00010508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0.0000999106" calcext:value-type="float">
            <text:p>0.000099910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0.0000949879" calcext:value-type="float">
            <text:p>0.000094987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0.0000903078" calcext:value-type="float">
            <text:p>0.000090307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0.0000858582" calcext:value-type="float">
            <text:p>0.000085858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0000816279" calcext:value-type="float">
            <text:p>0.000081627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.000077606" calcext:value-type="float">
            <text:p>0.00007760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0.0000737823" calcext:value-type="float">
            <text:p>0.000073782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0.000070147" calcext:value-type="float">
            <text:p>0.000070147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0.0000666908" calcext:value-type="float">
            <text:p>0.000066690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634049" calcext:value-type="float">
            <text:p>0.000063404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0.0000602809" calcext:value-type="float">
            <text:p>0.000060280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0.0000573108" calcext:value-type="float">
            <text:p>0.000057310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0.000054487" calcext:value-type="float">
            <text:p>0.000054487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0.0000518024" calcext:value-type="float">
            <text:p>0.0000518024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00004925" calcext:value-type="float">
            <text:p>0.0000492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0.0000468235" calcext:value-type="float">
            <text:p>0.0000468235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0.0000445164" calcext:value-type="float">
            <text:p>0.0000445164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0.0000423231" calcext:value-type="float">
            <text:p>0.0000423231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0.0000402378" calcext:value-type="float">
            <text:p>0.0000402378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382552" calcext:value-type="float">
            <text:p>0.000038255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0.0000363703" calcext:value-type="float">
            <text:p>0.000036370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0.0000345783" calcext:value-type="float">
            <text:p>0.0000345783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0.0000328746" calcext:value-type="float">
            <text:p>0.0000328746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0.0000312549" calcext:value-type="float">
            <text:p>0.0000312549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999.757" calcext:value-type="float">
            <text:p>999.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13:10.233526519</dc:date>
    <meta:editing-duration>PT59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01cm" svg:height="14.185cm" xlink:href=".." xlink:type="simple" chart:class="chart:line" chart:style-name="ch1">
        <chart:title svg:x="7.336cm" svg:y="0.419cm" chart:style-name="ch2">
          <text:p>Runge-Kutta</text:p>
        </chart:title>
        <chart:legend chart:legend-position="end" svg:x="15.719cm" svg:y="6.295cm" style:legend-expansion="high" chart:style-name="ch3"/>
        <chart:plot-area chart:style-name="ch4" table:cell-range-address="'runge-kutta'.A1:'runge-kutta'.D366" chart:data-source-has-labels="both" svg:x="1.357cm" svg:y="1.481cm" svg:width="14.016cm" svg:height="11.44cm">
          <chart:coordinate-region svg:x="2.349cm" svg:y="1.68cm" svg:width="13.024cm" svg:height="10.243cm"/>
          <chart:axis chart:dimension="x" chart:name="primary-x" chart:style-name="ch5" chartooo:axis-type="auto">
            <chartooo:date-scale/>
            <chart:title svg:x="7.091cm" svg:y="13.204cm" chart:style-name="ch6">
              <text:p>Tiempo (en días)</text:p>
            </chart:title>
            <chart:categories table:cell-range-address="'runge-kutta'.A2:'runge-kutta'.A366"/>
          </chart:axis>
          <chart:axis chart:dimension="y" chart:name="primary-y" chart:style-name="ch5">
            <chart:title svg:x="0.451cm" svg:y="8.846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'runge-kutta'.B2:'runge-kutta'.B366" chart:label-cell-address="'runge-kutta'.B1:'runge-kutta'.B1" chart:class="chart:line">
            <chart:data-point chart:repeated="365"/>
          </chart:series>
          <chart:series chart:style-name="ch10" chart:values-cell-range-address="'runge-kutta'.C2:'runge-kutta'.C366" chart:label-cell-address="'runge-kutta'.C1:'runge-kutta'.C1" chart:class="chart:line">
            <chart:data-point chart:repeated="365"/>
          </chart:series>
          <chart:series chart:style-name="ch11" chart:values-cell-range-address="'runge-kutta'.D2:'runge-kutta'.D366" chart:label-cell-address="'runge-kutta'.D1:'runge-kutta'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'runge-kutta'.B1:'runge-kutta'.B1</svg:desc>
                </draw:g>
              </table:table-cell>
              <table:table-cell office:value-type="string">
                <text:p>S</text:p>
                <draw:g>
                  <svg:desc>'runge-kutta'.C1:'runge-kutta'.C1</svg:desc>
                </draw:g>
              </table:table-cell>
              <table:table-cell office:value-type="string">
                <text:p>R</text:p>
                <draw:g>
                  <svg:desc>'runge-kutta'.D1:'runge-kutta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unge-kutta'.A2:'runge-kutta'.A366</svg:desc>
                </draw:g>
              </table:table-cell>
              <table:table-cell office:value-type="float" office:value="1">
                <text:p>1</text:p>
                <draw:g>
                  <svg:desc>'runge-kutta'.B2:'runge-kutta'.B366</svg:desc>
                </draw:g>
              </table:table-cell>
              <table:table-cell office:value-type="float" office:value="999">
                <text:p>999</text:p>
                <draw:g>
                  <svg:desc>'runge-kutta'.C2:'runge-kutta'.C366</svg:desc>
                </draw:g>
              </table:table-cell>
              <table:table-cell office:value-type="float" office:value="0">
                <text:p>0</text:p>
                <draw:g>
                  <svg:desc>'runge-kutta'.D2:'runge-kutta'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38195">
                <text:p>1.38195</text:p>
              </table:table-cell>
              <table:table-cell office:value-type="float" office:value="998.563">
                <text:p>998.563</text:p>
              </table:table-cell>
              <table:table-cell office:value-type="float" office:value="0.0546343">
                <text:p>0.054634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90949">
                <text:p>1.90949</text:p>
              </table:table-cell>
              <table:table-cell office:value-type="float" office:value="997.96">
                <text:p>997.96</text:p>
              </table:table-cell>
              <table:table-cell office:value-type="float" office:value="0.130133">
                <text:p>0.13013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3779">
                <text:p>2.63779</text:p>
              </table:table-cell>
              <table:table-cell office:value-type="float" office:value="997.128">
                <text:p>997.128</text:p>
              </table:table-cell>
              <table:table-cell office:value-type="float" office:value="0.234445">
                <text:p>0.23444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64275">
                <text:p>3.64275</text:p>
              </table:table-cell>
              <table:table-cell office:value-type="float" office:value="995.979">
                <text:p>995.979</text:p>
              </table:table-cell>
              <table:table-cell office:value-type="float" office:value="0.378531">
                <text:p>0.37853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0284">
                <text:p>5.0284</text:p>
              </table:table-cell>
              <table:table-cell office:value-type="float" office:value="994.394">
                <text:p>994.394</text:p>
              </table:table-cell>
              <table:table-cell office:value-type="float" office:value="0.577487">
                <text:p>0.5774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.937">
                <text:p>6.937</text:p>
              </table:table-cell>
              <table:table-cell office:value-type="float" office:value="992.211">
                <text:p>992.211</text:p>
              </table:table-cell>
              <table:table-cell office:value-type="float" office:value="0.852077">
                <text:p>0.85207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.5622">
                <text:p>9.5622</text:p>
              </table:table-cell>
              <table:table-cell office:value-type="float" office:value="989.207">
                <text:p>989.207</text:p>
              </table:table-cell>
              <table:table-cell office:value-type="float" office:value="1.23081">
                <text:p>1.230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3.166">
                <text:p>13.166</text:p>
              </table:table-cell>
              <table:table-cell office:value-type="float" office:value="985.081">
                <text:p>985.081</text:p>
              </table:table-cell>
              <table:table-cell office:value-type="float" office:value="1.7527">
                <text:p>1.752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8.0999">
                <text:p>18.0999</text:p>
              </table:table-cell>
              <table:table-cell office:value-type="float" office:value="979.429">
                <text:p>979.429</text:p>
              </table:table-cell>
              <table:table-cell office:value-type="float" office:value="2.47096">
                <text:p>2.470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8301">
                <text:p>24.8301</text:p>
              </table:table-cell>
              <table:table-cell office:value-type="float" office:value="971.712">
                <text:p>971.712</text:p>
              </table:table-cell>
              <table:table-cell office:value-type="float" office:value="3.45782">
                <text:p>3.4578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3.9641">
                <text:p>33.9641</text:p>
              </table:table-cell>
              <table:table-cell office:value-type="float" office:value="961.225">
                <text:p>961.225</text:p>
              </table:table-cell>
              <table:table-cell office:value-type="float" office:value="4.81052">
                <text:p>4.810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6.2756">
                <text:p>46.2756</text:p>
              </table:table-cell>
              <table:table-cell office:value-type="float" office:value="947.066">
                <text:p>947.066</text:p>
              </table:table-cell>
              <table:table-cell office:value-type="float" office:value="6.65881">
                <text:p>6.6588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2.7158">
                <text:p>62.7158</text:p>
              </table:table-cell>
              <table:table-cell office:value-type="float" office:value="928.111">
                <text:p>928.111</text:p>
              </table:table-cell>
              <table:table-cell office:value-type="float" office:value="9.17337">
                <text:p>9.1733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4.3943">
                <text:p>84.3943</text:p>
              </table:table-cell>
              <table:table-cell office:value-type="float" office:value="903.031">
                <text:p>903.031</text:p>
              </table:table-cell>
              <table:table-cell office:value-type="float" office:value="12.5745">
                <text:p>12.57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2.503">
                <text:p>112.503</text:p>
              </table:table-cell>
              <table:table-cell office:value-type="float" office:value="870.357">
                <text:p>870.357</text:p>
              </table:table-cell>
              <table:table-cell office:value-type="float" office:value="17.1394">
                <text:p>17.139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8.149">
                <text:p>148.149</text:p>
              </table:table-cell>
              <table:table-cell office:value-type="float" office:value="828.647">
                <text:p>828.647</text:p>
              </table:table-cell>
              <table:table-cell office:value-type="float" office:value="23.2041">
                <text:p>23.204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92.066">
                <text:p>192.066</text:p>
              </table:table-cell>
              <table:table-cell office:value-type="float" office:value="776.778">
                <text:p>776.778</text:p>
              </table:table-cell>
              <table:table-cell office:value-type="float" office:value="31.1558">
                <text:p>31.15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44.218">
                <text:p>244.218</text:p>
              </table:table-cell>
              <table:table-cell office:value-type="float" office:value="714.372">
                <text:p>714.372</text:p>
              </table:table-cell>
              <table:table-cell office:value-type="float" office:value="41.4097">
                <text:p>41.409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03.372">
                <text:p>303.372</text:p>
              </table:table-cell>
              <table:table-cell office:value-type="float" office:value="642.264">
                <text:p>642.264</text:p>
              </table:table-cell>
              <table:table-cell office:value-type="float" office:value="54.3643">
                <text:p>54.36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6.846">
                <text:p>366.846</text:p>
              </table:table-cell>
              <table:table-cell office:value-type="float" office:value="562.816">
                <text:p>562.816</text:p>
              </table:table-cell>
              <table:table-cell office:value-type="float" office:value="70.3382">
                <text:p>70.338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430.649">
                <text:p>430.649</text:p>
              </table:table-cell>
              <table:table-cell office:value-type="float" office:value="479.853">
                <text:p>479.853</text:p>
              </table:table-cell>
              <table:table-cell office:value-type="float" office:value="89.4984">
                <text:p>89.498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490.154">
                <text:p>490.154</text:p>
              </table:table-cell>
              <table:table-cell office:value-type="float" office:value="398.044">
                <text:p>398.044</text:p>
              </table:table-cell>
              <table:table-cell office:value-type="float" office:value="111.803">
                <text:p>111.80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41.127">
                <text:p>541.127</text:p>
              </table:table-cell>
              <table:table-cell office:value-type="float" office:value="321.893">
                <text:p>321.893</text:p>
              </table:table-cell>
              <table:table-cell office:value-type="float" office:value="136.98">
                <text:p>136.9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677">
                <text:p>580.677</text:p>
              </table:table-cell>
              <table:table-cell office:value-type="float" office:value="254.76">
                <text:p>254.76</text:p>
              </table:table-cell>
              <table:table-cell office:value-type="float" office:value="164.563">
                <text:p>164.56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07.696">
                <text:p>607.696</text:p>
              </table:table-cell>
              <table:table-cell office:value-type="float" office:value="198.339">
                <text:p>198.339</text:p>
              </table:table-cell>
              <table:table-cell office:value-type="float" office:value="193.964">
                <text:p>193.96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22.697">
                <text:p>622.697</text:p>
              </table:table-cell>
              <table:table-cell office:value-type="float" office:value="152.742">
                <text:p>152.742</text:p>
              </table:table-cell>
              <table:table-cell office:value-type="float" office:value="224.561">
                <text:p>224.56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627.26">
                <text:p>627.26</text:p>
              </table:table-cell>
              <table:table-cell office:value-type="float" office:value="116.969">
                <text:p>116.969</text:p>
              </table:table-cell>
              <table:table-cell office:value-type="float" office:value="255.771">
                <text:p>255.77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23.423">
                <text:p>623.423</text:p>
              </table:table-cell>
              <table:table-cell office:value-type="float" office:value="89.4786">
                <text:p>89.4786</text:p>
              </table:table-cell>
              <table:table-cell office:value-type="float" office:value="287.098">
                <text:p>287.09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613.228">
                <text:p>613.228</text:p>
              </table:table-cell>
              <table:table-cell office:value-type="float" office:value="68.6231">
                <text:p>68.6231</text:p>
              </table:table-cell>
              <table:table-cell office:value-type="float" office:value="318.149">
                <text:p>318.1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98.467">
                <text:p>598.467</text:p>
              </table:table-cell>
              <table:table-cell office:value-type="float" office:value="52.9044">
                <text:p>52.9044</text:p>
              </table:table-cell>
              <table:table-cell office:value-type="float" office:value="348.628">
                <text:p>348.62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580.594">
                <text:p>580.594</text:p>
              </table:table-cell>
              <table:table-cell office:value-type="float" office:value="41.0774">
                <text:p>41.0774</text:p>
              </table:table-cell>
              <table:table-cell office:value-type="float" office:value="378.328">
                <text:p>378.32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60.731">
                <text:p>560.731</text:p>
              </table:table-cell>
              <table:table-cell office:value-type="float" office:value="32.1622">
                <text:p>32.1622</text:p>
              </table:table-cell>
              <table:table-cell office:value-type="float" office:value="407.107">
                <text:p>407.10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539.711">
                <text:p>539.711</text:p>
              </table:table-cell>
              <table:table-cell office:value-type="float" office:value="25.4128">
                <text:p>25.4128</text:p>
              </table:table-cell>
              <table:table-cell office:value-type="float" office:value="434.877">
                <text:p>434.87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18.141">
                <text:p>518.141</text:p>
              </table:table-cell>
              <table:table-cell office:value-type="float" office:value="20.2719">
                <text:p>20.2719</text:p>
              </table:table-cell>
              <table:table-cell office:value-type="float" office:value="461.587">
                <text:p>461.5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96.454">
                <text:p>496.454</text:p>
              </table:table-cell>
              <table:table-cell office:value-type="float" office:value="16.3281">
                <text:p>16.3281</text:p>
              </table:table-cell>
              <table:table-cell office:value-type="float" office:value="487.218">
                <text:p>487.21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74.956">
                <text:p>474.956</text:p>
              </table:table-cell>
              <table:table-cell office:value-type="float" office:value="13.279">
                <text:p>13.279</text:p>
              </table:table-cell>
              <table:table-cell office:value-type="float" office:value="511.765">
                <text:p>511.76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453.855">
                <text:p>453.855</text:p>
              </table:table-cell>
              <table:table-cell office:value-type="float" office:value="10.9021">
                <text:p>10.9021</text:p>
              </table:table-cell>
              <table:table-cell office:value-type="float" office:value="535.243">
                <text:p>535.24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33.294">
                <text:p>433.294</text:p>
              </table:table-cell>
              <table:table-cell office:value-type="float" office:value="9.03382">
                <text:p>9.03382</text:p>
              </table:table-cell>
              <table:table-cell office:value-type="float" office:value="557.672">
                <text:p>557.672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413.366">
                <text:p>413.366</text:p>
              </table:table-cell>
              <table:table-cell office:value-type="float" office:value="7.553">
                <text:p>7.553</text:p>
              </table:table-cell>
              <table:table-cell office:value-type="float" office:value="579.081">
                <text:p>579.0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94.127">
                <text:p>394.127</text:p>
              </table:table-cell>
              <table:table-cell office:value-type="float" office:value="6.36963">
                <text:p>6.36963</text:p>
              </table:table-cell>
              <table:table-cell office:value-type="float" office:value="599.503">
                <text:p>599.50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75.612">
                <text:p>375.612</text:p>
              </table:table-cell>
              <table:table-cell office:value-type="float" office:value="5.41636">
                <text:p>5.41636</text:p>
              </table:table-cell>
              <table:table-cell office:value-type="float" office:value="618.972">
                <text:p>618.97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57.834">
                <text:p>357.834</text:p>
              </table:table-cell>
              <table:table-cell office:value-type="float" office:value="4.64246">
                <text:p>4.64246</text:p>
              </table:table-cell>
              <table:table-cell office:value-type="float" office:value="637.524">
                <text:p>637.52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40.794">
                <text:p>340.794</text:p>
              </table:table-cell>
              <table:table-cell office:value-type="float" office:value="4.00943">
                <text:p>4.00943</text:p>
              </table:table-cell>
              <table:table-cell office:value-type="float" office:value="655.197">
                <text:p>655.19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324.485">
                <text:p>324.485</text:p>
              </table:table-cell>
              <table:table-cell office:value-type="float" office:value="3.48789">
                <text:p>3.48789</text:p>
              </table:table-cell>
              <table:table-cell office:value-type="float" office:value="672.027">
                <text:p>672.02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08.894">
                <text:p>308.894</text:p>
              </table:table-cell>
              <table:table-cell office:value-type="float" office:value="3.05521">
                <text:p>3.05521</text:p>
              </table:table-cell>
              <table:table-cell office:value-type="float" office:value="688.051">
                <text:p>688.05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294.002">
                <text:p>294.002</text:p>
              </table:table-cell>
              <table:table-cell office:value-type="float" office:value="2.69386">
                <text:p>2.69386</text:p>
              </table:table-cell>
              <table:table-cell office:value-type="float" office:value="703.304">
                <text:p>703.304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279.788">
                <text:p>279.788</text:p>
              </table:table-cell>
              <table:table-cell office:value-type="float" office:value="2.39016">
                <text:p>2.39016</text:p>
              </table:table-cell>
              <table:table-cell office:value-type="float" office:value="717.822">
                <text:p>717.82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66.229">
                <text:p>266.229</text:p>
              </table:table-cell>
              <table:table-cell office:value-type="float" office:value="2.13336">
                <text:p>2.13336</text:p>
              </table:table-cell>
              <table:table-cell office:value-type="float" office:value="731.637">
                <text:p>731.637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53.302">
                <text:p>253.302</text:p>
              </table:table-cell>
              <table:table-cell office:value-type="float" office:value="1.91497">
                <text:p>1.91497</text:p>
              </table:table-cell>
              <table:table-cell office:value-type="float" office:value="744.783">
                <text:p>744.7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0.982">
                <text:p>240.982</text:p>
              </table:table-cell>
              <table:table-cell office:value-type="float" office:value="1.72821">
                <text:p>1.72821</text:p>
              </table:table-cell>
              <table:table-cell office:value-type="float" office:value="757.289">
                <text:p>757.28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29.245">
                <text:p>229.245</text:p>
              </table:table-cell>
              <table:table-cell office:value-type="float" office:value="1.56767">
                <text:p>1.56767</text:p>
              </table:table-cell>
              <table:table-cell office:value-type="float" office:value="769.188">
                <text:p>769.188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218.065">
                <text:p>218.065</text:p>
              </table:table-cell>
              <table:table-cell office:value-type="float" office:value="1.42897">
                <text:p>1.42897</text:p>
              </table:table-cell>
              <table:table-cell office:value-type="float" office:value="780.506">
                <text:p>780.50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07.419">
                <text:p>207.419</text:p>
              </table:table-cell>
              <table:table-cell office:value-type="float" office:value="1.30857">
                <text:p>1.30857</text:p>
              </table:table-cell>
              <table:table-cell office:value-type="float" office:value="791.273">
                <text:p>791.27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97.283">
                <text:p>197.283</text:p>
              </table:table-cell>
              <table:table-cell office:value-type="float" office:value="1.20359">
                <text:p>1.20359</text:p>
              </table:table-cell>
              <table:table-cell office:value-type="float" office:value="801.513">
                <text:p>801.51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87.635">
                <text:p>187.635</text:p>
              </table:table-cell>
              <table:table-cell office:value-type="float" office:value="1.11166">
                <text:p>1.11166</text:p>
              </table:table-cell>
              <table:table-cell office:value-type="float" office:value="811.253">
                <text:p>811.25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78.452">
                <text:p>178.452</text:p>
              </table:table-cell>
              <table:table-cell office:value-type="float" office:value="1.03082">
                <text:p>1.03082</text:p>
              </table:table-cell>
              <table:table-cell office:value-type="float" office:value="820.517">
                <text:p>820.51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69.713">
                <text:p>169.713</text:p>
              </table:table-cell>
              <table:table-cell office:value-type="float" office:value="0.959461">
                <text:p>0.959461</text:p>
              </table:table-cell>
              <table:table-cell office:value-type="float" office:value="829.328">
                <text:p>829.32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61.397">
                <text:p>161.397</text:p>
              </table:table-cell>
              <table:table-cell office:value-type="float" office:value="0.896242">
                <text:p>0.896242</text:p>
              </table:table-cell>
              <table:table-cell office:value-type="float" office:value="837.706">
                <text:p>837.706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53.485">
                <text:p>153.485</text:p>
              </table:table-cell>
              <table:table-cell office:value-type="float" office:value="0.840034">
                <text:p>0.840034</text:p>
              </table:table-cell>
              <table:table-cell office:value-type="float" office:value="845.674">
                <text:p>845.6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5.958">
                <text:p>145.958</text:p>
              </table:table-cell>
              <table:table-cell office:value-type="float" office:value="0.789895">
                <text:p>0.789895</text:p>
              </table:table-cell>
              <table:table-cell office:value-type="float" office:value="853.252">
                <text:p>853.25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38.797">
                <text:p>138.797</text:p>
              </table:table-cell>
              <table:table-cell office:value-type="float" office:value="0.745026">
                <text:p>0.745026</text:p>
              </table:table-cell>
              <table:table-cell office:value-type="float" office:value="860.458">
                <text:p>860.45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31.985">
                <text:p>131.985</text:p>
              </table:table-cell>
              <table:table-cell office:value-type="float" office:value="0.704753">
                <text:p>0.704753</text:p>
              </table:table-cell>
              <table:table-cell office:value-type="float" office:value="867.31">
                <text:p>867.3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25.505">
                <text:p>125.505</text:p>
              </table:table-cell>
              <table:table-cell office:value-type="float" office:value="0.668502">
                <text:p>0.668502</text:p>
              </table:table-cell>
              <table:table-cell office:value-type="float" office:value="873.826">
                <text:p>873.82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19.342">
                <text:p>119.342</text:p>
              </table:table-cell>
              <table:table-cell office:value-type="float" office:value="0.635783">
                <text:p>0.635783</text:p>
              </table:table-cell>
              <table:table-cell office:value-type="float" office:value="880.022">
                <text:p>880.02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3.48">
                <text:p>113.48</text:p>
              </table:table-cell>
              <table:table-cell office:value-type="float" office:value="0.606175">
                <text:p>0.606175</text:p>
              </table:table-cell>
              <table:table-cell office:value-type="float" office:value="885.914">
                <text:p>885.914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07.904">
                <text:p>107.904</text:p>
              </table:table-cell>
              <table:table-cell office:value-type="float" office:value="0.579317">
                <text:p>0.579317</text:p>
              </table:table-cell>
              <table:table-cell office:value-type="float" office:value="891.516">
                <text:p>891.516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02.602">
                <text:p>102.602</text:p>
              </table:table-cell>
              <table:table-cell office:value-type="float" office:value="0.554896">
                <text:p>0.554896</text:p>
              </table:table-cell>
              <table:table-cell office:value-type="float" office:value="896.843">
                <text:p>896.84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97.5587">
                <text:p>97.5587</text:p>
              </table:table-cell>
              <table:table-cell office:value-type="float" office:value="0.532642">
                <text:p>0.532642</text:p>
              </table:table-cell>
              <table:table-cell office:value-type="float" office:value="901.909">
                <text:p>901.90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92.7628">
                <text:p>92.7628</text:p>
              </table:table-cell>
              <table:table-cell office:value-type="float" office:value="0.51232">
                <text:p>0.51232</text:p>
              </table:table-cell>
              <table:table-cell office:value-type="float" office:value="906.725">
                <text:p>906.7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8.2018">
                <text:p>88.2018</text:p>
              </table:table-cell>
              <table:table-cell office:value-type="float" office:value="0.493726">
                <text:p>0.493726</text:p>
              </table:table-cell>
              <table:table-cell office:value-type="float" office:value="911.304">
                <text:p>911.304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83.8645">
                <text:p>83.8645</text:p>
              </table:table-cell>
              <table:table-cell office:value-type="float" office:value="0.476679">
                <text:p>0.476679</text:p>
              </table:table-cell>
              <table:table-cell office:value-type="float" office:value="915.659">
                <text:p>915.65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79.74">
                <text:p>79.74</text:p>
              </table:table-cell>
              <table:table-cell office:value-type="float" office:value="0.461024">
                <text:p>0.461024</text:p>
              </table:table-cell>
              <table:table-cell office:value-type="float" office:value="919.799">
                <text:p>919.799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75.8178">
                <text:p>75.8178</text:p>
              </table:table-cell>
              <table:table-cell office:value-type="float" office:value="0.446622">
                <text:p>0.446622</text:p>
              </table:table-cell>
              <table:table-cell office:value-type="float" office:value="923.736">
                <text:p>923.736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72.0881">
                <text:p>72.0881</text:p>
              </table:table-cell>
              <table:table-cell office:value-type="float" office:value="0.43335">
                <text:p>0.43335</text:p>
              </table:table-cell>
              <table:table-cell office:value-type="float" office:value="927.479">
                <text:p>927.47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68.5415">
                <text:p>68.5415</text:p>
              </table:table-cell>
              <table:table-cell office:value-type="float" office:value="0.421102">
                <text:p>0.421102</text:p>
              </table:table-cell>
              <table:table-cell office:value-type="float" office:value="931.037">
                <text:p>931.03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65.1691">
                <text:p>65.1691</text:p>
              </table:table-cell>
              <table:table-cell office:value-type="float" office:value="0.409781">
                <text:p>0.409781</text:p>
              </table:table-cell>
              <table:table-cell office:value-type="float" office:value="934.421">
                <text:p>934.42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61.9624">
                <text:p>61.9624</text:p>
              </table:table-cell>
              <table:table-cell office:value-type="float" office:value="0.399303">
                <text:p>0.399303</text:p>
              </table:table-cell>
              <table:table-cell office:value-type="float" office:value="937.638">
                <text:p>937.638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58.9132">
                <text:p>58.9132</text:p>
              </table:table-cell>
              <table:table-cell office:value-type="float" office:value="0.389593">
                <text:p>0.389593</text:p>
              </table:table-cell>
              <table:table-cell office:value-type="float" office:value="940.697">
                <text:p>940.697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56.0138">
                <text:p>56.0138</text:p>
              </table:table-cell>
              <table:table-cell office:value-type="float" office:value="0.380582">
                <text:p>0.380582</text:p>
              </table:table-cell>
              <table:table-cell office:value-type="float" office:value="943.606">
                <text:p>943.6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2569">
                <text:p>53.2569</text:p>
              </table:table-cell>
              <table:table-cell office:value-type="float" office:value="0.37221">
                <text:p>0.37221</text:p>
              </table:table-cell>
              <table:table-cell office:value-type="float" office:value="946.371">
                <text:p>946.371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50.6355">
                <text:p>50.6355</text:p>
              </table:table-cell>
              <table:table-cell office:value-type="float" office:value="0.364423">
                <text:p>0.36442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8.143">
                <text:p>48.143</text:p>
              </table:table-cell>
              <table:table-cell office:value-type="float" office:value="0.357173">
                <text:p>0.357173</text:p>
              </table:table-cell>
              <table:table-cell office:value-type="float" office:value="951.5">
                <text:p>951.5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5.7731">
                <text:p>45.7731</text:p>
              </table:table-cell>
              <table:table-cell office:value-type="float" office:value="0.350415">
                <text:p>0.350415</text:p>
              </table:table-cell>
              <table:table-cell office:value-type="float" office:value="953.876">
                <text:p>953.87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3.5197">
                <text:p>43.5197</text:p>
              </table:table-cell>
              <table:table-cell office:value-type="float" office:value="0.344109">
                <text:p>0.344109</text:p>
              </table:table-cell>
              <table:table-cell office:value-type="float" office:value="956.136">
                <text:p>956.13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1.3772">
                <text:p>41.3772</text:p>
              </table:table-cell>
              <table:table-cell office:value-type="float" office:value="0.338221">
                <text:p>0.338221</text:p>
              </table:table-cell>
              <table:table-cell office:value-type="float" office:value="958.285">
                <text:p>958.28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39.34">
                <text:p>39.34</text:p>
              </table:table-cell>
              <table:table-cell office:value-type="float" office:value="0.332717">
                <text:p>0.332717</text:p>
              </table:table-cell>
              <table:table-cell office:value-type="float" office:value="960.327">
                <text:p>960.32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37.403">
                <text:p>37.403</text:p>
              </table:table-cell>
              <table:table-cell office:value-type="float" office:value="0.327568">
                <text:p>0.327568</text:p>
              </table:table-cell>
              <table:table-cell office:value-type="float" office:value="962.269">
                <text:p>962.26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35.5614">
                <text:p>35.5614</text:p>
              </table:table-cell>
              <table:table-cell office:value-type="float" office:value="0.322747">
                <text:p>0.322747</text:p>
              </table:table-cell>
              <table:table-cell office:value-type="float" office:value="964.116">
                <text:p>964.116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33.8103">
                <text:p>33.8103</text:p>
              </table:table-cell>
              <table:table-cell office:value-type="float" office:value="0.318231">
                <text:p>0.318231</text:p>
              </table:table-cell>
              <table:table-cell office:value-type="float" office:value="965.871">
                <text:p>965.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.1455">
                <text:p>32.1455</text:p>
              </table:table-cell>
              <table:table-cell office:value-type="float" office:value="0.313996">
                <text:p>0.313996</text:p>
              </table:table-cell>
              <table:table-cell office:value-type="float" office:value="967.541">
                <text:p>967.54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30.5625">
                <text:p>30.5625</text:p>
              </table:table-cell>
              <table:table-cell office:value-type="float" office:value="0.310022">
                <text:p>0.310022</text:p>
              </table:table-cell>
              <table:table-cell office:value-type="float" office:value="969.127">
                <text:p>969.12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9.0575">
                <text:p>29.0575</text:p>
              </table:table-cell>
              <table:table-cell office:value-type="float" office:value="0.306292">
                <text:p>0.306292</text:p>
              </table:table-cell>
              <table:table-cell office:value-type="float" office:value="970.636">
                <text:p>970.63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7.6265">
                <text:p>27.6265</text:p>
              </table:table-cell>
              <table:table-cell office:value-type="float" office:value="0.302787">
                <text:p>0.302787</text:p>
              </table:table-cell>
              <table:table-cell office:value-type="float" office:value="972.071">
                <text:p>972.07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6.2659">
                <text:p>26.2659</text:p>
              </table:table-cell>
              <table:table-cell office:value-type="float" office:value="0.299493">
                <text:p>0.299493</text:p>
              </table:table-cell>
              <table:table-cell office:value-type="float" office:value="973.435">
                <text:p>973.43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4.9724">
                <text:p>24.9724</text:p>
              </table:table-cell>
              <table:table-cell office:value-type="float" office:value="0.296394">
                <text:p>0.296394</text:p>
              </table:table-cell>
              <table:table-cell office:value-type="float" office:value="974.731">
                <text:p>974.73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3.7425">
                <text:p>23.7425</text:p>
              </table:table-cell>
              <table:table-cell office:value-type="float" office:value="0.293478">
                <text:p>0.293478</text:p>
              </table:table-cell>
              <table:table-cell office:value-type="float" office:value="975.964">
                <text:p>975.96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2.5731">
                <text:p>22.5731</text:p>
              </table:table-cell>
              <table:table-cell office:value-type="float" office:value="0.290733">
                <text:p>0.290733</text:p>
              </table:table-cell>
              <table:table-cell office:value-type="float" office:value="977.136">
                <text:p>977.13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1.4613">
                <text:p>21.4613</text:p>
              </table:table-cell>
              <table:table-cell office:value-type="float" office:value="0.288147">
                <text:p>0.288147</text:p>
              </table:table-cell>
              <table:table-cell office:value-type="float" office:value="978.251">
                <text:p>978.25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0.4043">
                <text:p>20.4043</text:p>
              </table:table-cell>
              <table:table-cell office:value-type="float" office:value="0.28571">
                <text:p>0.28571</text:p>
              </table:table-cell>
              <table:table-cell office:value-type="float" office:value="979.31">
                <text:p>979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3993">
                <text:p>19.3993</text:p>
              </table:table-cell>
              <table:table-cell office:value-type="float" office:value="0.283413">
                <text:p>0.283413</text:p>
              </table:table-cell>
              <table:table-cell office:value-type="float" office:value="980.317">
                <text:p>980.317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8.4438">
                <text:p>18.4438</text:p>
              </table:table-cell>
              <table:table-cell office:value-type="float" office:value="0.281245">
                <text:p>0.281245</text:p>
              </table:table-cell>
              <table:table-cell office:value-type="float" office:value="981.275">
                <text:p>981.27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7.5353">
                <text:p>17.5353</text:p>
              </table:table-cell>
              <table:table-cell office:value-type="float" office:value="0.279201">
                <text:p>0.279201</text:p>
              </table:table-cell>
              <table:table-cell office:value-type="float" office:value="982.185">
                <text:p>982.18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6.6716">
                <text:p>16.6716</text:p>
              </table:table-cell>
              <table:table-cell office:value-type="float" office:value="0.277271">
                <text:p>0.277271</text:p>
              </table:table-cell>
              <table:table-cell office:value-type="float" office:value="983.051">
                <text:p>983.051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.8504">
                <text:p>15.8504</text:p>
              </table:table-cell>
              <table:table-cell office:value-type="float" office:value="0.275448">
                <text:p>0.275448</text:p>
              </table:table-cell>
              <table:table-cell office:value-type="float" office:value="983.874">
                <text:p>983.87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5.0696">
                <text:p>15.0696</text:p>
              </table:table-cell>
              <table:table-cell office:value-type="float" office:value="0.273726">
                <text:p>0.273726</text:p>
              </table:table-cell>
              <table:table-cell office:value-type="float" office:value="984.657">
                <text:p>984.65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4.3273">
                <text:p>14.3273</text:p>
              </table:table-cell>
              <table:table-cell office:value-type="float" office:value="0.2721">
                <text:p>0.2721</text:p>
              </table:table-cell>
              <table:table-cell office:value-type="float" office:value="985.401">
                <text:p>985.401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3.6215">
                <text:p>13.6215</text:p>
              </table:table-cell>
              <table:table-cell office:value-type="float" office:value="0.270562">
                <text:p>0.270562</text:p>
              </table:table-cell>
              <table:table-cell office:value-type="float" office:value="986.108">
                <text:p>986.10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2.9505">
                <text:p>12.9505</text:p>
              </table:table-cell>
              <table:table-cell office:value-type="float" office:value="0.269109">
                <text:p>0.269109</text:p>
              </table:table-cell>
              <table:table-cell office:value-type="float" office:value="986.78">
                <text:p>986.78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2.3126">
                <text:p>12.3126</text:p>
              </table:table-cell>
              <table:table-cell office:value-type="float" office:value="0.267734">
                <text:p>0.267734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7061">
                <text:p>11.7061</text:p>
              </table:table-cell>
              <table:table-cell office:value-type="float" office:value="0.266434">
                <text:p>0.266434</text:p>
              </table:table-cell>
              <table:table-cell office:value-type="float" office:value="988.028">
                <text:p>988.028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1.1294">
                <text:p>11.1294</text:p>
              </table:table-cell>
              <table:table-cell office:value-type="float" office:value="0.265204">
                <text:p>0.265204</text:p>
              </table:table-cell>
              <table:table-cell office:value-type="float" office:value="988.605">
                <text:p>988.605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0.5811">
                <text:p>10.5811</text:p>
              </table:table-cell>
              <table:table-cell office:value-type="float" office:value="0.264039">
                <text:p>0.264039</text:p>
              </table:table-cell>
              <table:table-cell office:value-type="float" office:value="989.155">
                <text:p>989.15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0.0599">
                <text:p>10.0599</text:p>
              </table:table-cell>
              <table:table-cell office:value-type="float" office:value="0.262937">
                <text:p>0.262937</text:p>
              </table:table-cell>
              <table:table-cell office:value-type="float" office:value="989.677">
                <text:p>989.67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.56431">
                <text:p>9.56431</text:p>
              </table:table-cell>
              <table:table-cell office:value-type="float" office:value="0.261894">
                <text:p>0.261894</text:p>
              </table:table-cell>
              <table:table-cell office:value-type="float" office:value="990.174">
                <text:p>990.17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.09314">
                <text:p>9.09314</text:p>
              </table:table-cell>
              <table:table-cell office:value-type="float" office:value="0.260905">
                <text:p>0.260905</text:p>
              </table:table-cell>
              <table:table-cell office:value-type="float" office:value="990.646">
                <text:p>990.64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8.64517">
                <text:p>8.64517</text:p>
              </table:table-cell>
              <table:table-cell office:value-type="float" office:value="0.259969">
                <text:p>0.259969</text:p>
              </table:table-cell>
              <table:table-cell office:value-type="float" office:value="991.095">
                <text:p>991.09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8.21928">
                <text:p>8.21928</text:p>
              </table:table-cell>
              <table:table-cell office:value-type="float" office:value="0.259082">
                <text:p>0.259082</text:p>
              </table:table-cell>
              <table:table-cell office:value-type="float" office:value="991.522">
                <text:p>991.52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7.81436">
                <text:p>7.81436</text:p>
              </table:table-cell>
              <table:table-cell office:value-type="float" office:value="0.258242">
                <text:p>0.258242</text:p>
              </table:table-cell>
              <table:table-cell office:value-type="float" office:value="991.927">
                <text:p>991.927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7.42938">
                <text:p>7.42938</text:p>
              </table:table-cell>
              <table:table-cell office:value-type="float" office:value="0.257446">
                <text:p>0.257446</text:p>
              </table:table-cell>
              <table:table-cell office:value-type="float" office:value="992.313">
                <text:p>992.3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06337">
                <text:p>7.06337</text:p>
              </table:table-cell>
              <table:table-cell office:value-type="float" office:value="0.256691">
                <text:p>0.256691</text:p>
              </table:table-cell>
              <table:table-cell office:value-type="float" office:value="992.68">
                <text:p>992.68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6.71539">
                <text:p>6.71539</text:p>
              </table:table-cell>
              <table:table-cell office:value-type="float" office:value="0.255975">
                <text:p>0.255975</text:p>
              </table:table-cell>
              <table:table-cell office:value-type="float" office:value="993.029">
                <text:p>993.029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6.38455">
                <text:p>6.38455</text:p>
              </table:table-cell>
              <table:table-cell office:value-type="float" office:value="0.255297">
                <text:p>0.255297</text:p>
              </table:table-cell>
              <table:table-cell office:value-type="float" office:value="993.36">
                <text:p>993.3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6.07001">
                <text:p>6.07001</text:p>
              </table:table-cell>
              <table:table-cell office:value-type="float" office:value="0.254654">
                <text:p>0.254654</text:p>
              </table:table-cell>
              <table:table-cell office:value-type="float" office:value="993.675">
                <text:p>993.675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.77097">
                <text:p>5.77097</text:p>
              </table:table-cell>
              <table:table-cell office:value-type="float" office:value="0.254044">
                <text:p>0.254044</text:p>
              </table:table-cell>
              <table:table-cell office:value-type="float" office:value="993.975">
                <text:p>993.97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.48665">
                <text:p>5.48665</text:p>
              </table:table-cell>
              <table:table-cell office:value-type="float" office:value="0.253465">
                <text:p>0.253465</text:p>
              </table:table-cell>
              <table:table-cell office:value-type="float" office:value="994.26">
                <text:p>994.2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.21634">
                <text:p>5.21634</text:p>
              </table:table-cell>
              <table:table-cell office:value-type="float" office:value="0.252916">
                <text:p>0.252916</text:p>
              </table:table-cell>
              <table:table-cell office:value-type="float" office:value="994.531">
                <text:p>994.53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4.95935">
                <text:p>4.95935</text:p>
              </table:table-cell>
              <table:table-cell office:value-type="float" office:value="0.252395">
                <text:p>0.252395</text:p>
              </table:table-cell>
              <table:table-cell office:value-type="float" office:value="994.788">
                <text:p>994.78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4.71502">
                <text:p>4.71502</text:p>
              </table:table-cell>
              <table:table-cell office:value-type="float" office:value="0.251901">
                <text:p>0.251901</text:p>
              </table:table-cell>
              <table:table-cell office:value-type="float" office:value="995.033">
                <text:p>995.03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4.48272">
                <text:p>4.48272</text:p>
              </table:table-cell>
              <table:table-cell office:value-type="float" office:value="0.251432">
                <text:p>0.251432</text:p>
              </table:table-cell>
              <table:table-cell office:value-type="float" office:value="995.266">
                <text:p>995.2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6187">
                <text:p>4.26187</text:p>
              </table:table-cell>
              <table:table-cell office:value-type="float" office:value="0.250987">
                <text:p>0.250987</text:p>
              </table:table-cell>
              <table:table-cell office:value-type="float" office:value="995.487">
                <text:p>995.487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4.0519">
                <text:p>4.0519</text:p>
              </table:table-cell>
              <table:table-cell office:value-type="float" office:value="0.250565">
                <text:p>0.250565</text:p>
              </table:table-cell>
              <table:table-cell office:value-type="float" office:value="995.698">
                <text:p>995.698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3.85227">
                <text:p>3.85227</text:p>
              </table:table-cell>
              <table:table-cell office:value-type="float" office:value="0.250164">
                <text:p>0.250164</text:p>
              </table:table-cell>
              <table:table-cell office:value-type="float" office:value="995.898">
                <text:p>995.898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3.66247">
                <text:p>3.66247</text:p>
              </table:table-cell>
              <table:table-cell office:value-type="float" office:value="0.249784">
                <text:p>0.249784</text:p>
              </table:table-cell>
              <table:table-cell office:value-type="float" office:value="996.088">
                <text:p>996.08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3.48203">
                <text:p>3.48203</text:p>
              </table:table-cell>
              <table:table-cell office:value-type="float" office:value="0.249423">
                <text:p>0.249423</text:p>
              </table:table-cell>
              <table:table-cell office:value-type="float" office:value="996.269">
                <text:p>996.26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.31048">
                <text:p>3.31048</text:p>
              </table:table-cell>
              <table:table-cell office:value-type="float" office:value="0.24908">
                <text:p>0.24908</text:p>
              </table:table-cell>
              <table:table-cell office:value-type="float" office:value="996.44">
                <text:p>996.44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3.14738">
                <text:p>3.14738</text:p>
              </table:table-cell>
              <table:table-cell office:value-type="float" office:value="0.248754">
                <text:p>0.248754</text:p>
              </table:table-cell>
              <table:table-cell office:value-type="float" office:value="996.604">
                <text:p>996.604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2.99231">
                <text:p>2.99231</text:p>
              </table:table-cell>
              <table:table-cell office:value-type="float" office:value="0.248445">
                <text:p>0.248445</text:p>
              </table:table-cell>
              <table:table-cell office:value-type="float" office:value="996.759">
                <text:p>996.75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2.84488">
                <text:p>2.84488</text:p>
              </table:table-cell>
              <table:table-cell office:value-type="float" office:value="0.248152">
                <text:p>0.248152</text:p>
              </table:table-cell>
              <table:table-cell office:value-type="float" office:value="996.907">
                <text:p>996.907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2.70472">
                <text:p>2.70472</text:p>
              </table:table-cell>
              <table:table-cell office:value-type="float" office:value="0.247873">
                <text:p>0.247873</text:p>
              </table:table-cell>
              <table:table-cell office:value-type="float" office:value="997.047">
                <text:p>997.0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57146">
                <text:p>2.57146</text:p>
              </table:table-cell>
              <table:table-cell office:value-type="float" office:value="0.247608">
                <text:p>0.247608</text:p>
              </table:table-cell>
              <table:table-cell office:value-type="float" office:value="997.181">
                <text:p>997.18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2.44477">
                <text:p>2.44477</text:p>
              </table:table-cell>
              <table:table-cell office:value-type="float" office:value="0.247357">
                <text:p>0.247357</text:p>
              </table:table-cell>
              <table:table-cell office:value-type="float" office:value="997.308">
                <text:p>997.308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2.32432">
                <text:p>2.32432</text:p>
              </table:table-cell>
              <table:table-cell office:value-type="float" office:value="0.247118">
                <text:p>0.247118</text:p>
              </table:table-cell>
              <table:table-cell office:value-type="float" office:value="997.429">
                <text:p>997.429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2.2098">
                <text:p>2.2098</text:p>
              </table:table-cell>
              <table:table-cell office:value-type="float" office:value="0.246891">
                <text:p>0.246891</text:p>
              </table:table-cell>
              <table:table-cell office:value-type="float" office:value="997.543">
                <text:p>997.543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2.10092">
                <text:p>2.10092</text:p>
              </table:table-cell>
              <table:table-cell office:value-type="float" office:value="0.246676">
                <text:p>0.246676</text:p>
              </table:table-cell>
              <table:table-cell office:value-type="float" office:value="997.652">
                <text:p>997.65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99741">
                <text:p>1.99741</text:p>
              </table:table-cell>
              <table:table-cell office:value-type="float" office:value="0.246471">
                <text:p>0.246471</text:p>
              </table:table-cell>
              <table:table-cell office:value-type="float" office:value="997.756">
                <text:p>997.756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.899">
                <text:p>1.899</text:p>
              </table:table-cell>
              <table:table-cell office:value-type="float" office:value="0.246277">
                <text:p>0.246277</text:p>
              </table:table-cell>
              <table:table-cell office:value-type="float" office:value="997.855">
                <text:p>997.85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.80544">
                <text:p>1.80544</text:p>
              </table:table-cell>
              <table:table-cell office:value-type="float" office:value="0.246092">
                <text:p>0.246092</text:p>
              </table:table-cell>
              <table:table-cell office:value-type="float" office:value="997.948">
                <text:p>997.94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.71648">
                <text:p>1.71648</text:p>
              </table:table-cell>
              <table:table-cell office:value-type="float" office:value="0.245917">
                <text:p>0.245917</text:p>
              </table:table-cell>
              <table:table-cell office:value-type="float" office:value="998.038">
                <text:p>998.03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.63191">
                <text:p>1.63191</text:p>
              </table:table-cell>
              <table:table-cell office:value-type="float" office:value="0.24575">
                <text:p>0.24575</text:p>
              </table:table-cell>
              <table:table-cell office:value-type="float" office:value="998.122">
                <text:p>998.1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55151">
                <text:p>1.55151</text:p>
              </table:table-cell>
              <table:table-cell office:value-type="float" office:value="0.245592">
                <text:p>0.245592</text:p>
              </table:table-cell>
              <table:table-cell office:value-type="float" office:value="998.203">
                <text:p>998.203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.47507">
                <text:p>1.47507</text:p>
              </table:table-cell>
              <table:table-cell office:value-type="float" office:value="0.245441">
                <text:p>0.245441</text:p>
              </table:table-cell>
              <table:table-cell office:value-type="float" office:value="998.279">
                <text:p>998.27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.40239">
                <text:p>1.40239</text:p>
              </table:table-cell>
              <table:table-cell office:value-type="float" office:value="0.245298">
                <text:p>0.245298</text:p>
              </table:table-cell>
              <table:table-cell office:value-type="float" office:value="998.352">
                <text:p>998.352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.3333">
                <text:p>1.3333</text:p>
              </table:table-cell>
              <table:table-cell office:value-type="float" office:value="0.245162">
                <text:p>0.245162</text:p>
              </table:table-cell>
              <table:table-cell office:value-type="float" office:value="998.422">
                <text:p>998.422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.2676">
                <text:p>1.2676</text:p>
              </table:table-cell>
              <table:table-cell office:value-type="float" office:value="0.245033">
                <text:p>0.245033</text:p>
              </table:table-cell>
              <table:table-cell office:value-type="float" office:value="998.487">
                <text:p>998.48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.20515">
                <text:p>1.20515</text:p>
              </table:table-cell>
              <table:table-cell office:value-type="float" office:value="0.244911">
                <text:p>0.244911</text:p>
              </table:table-cell>
              <table:table-cell office:value-type="float" office:value="998.55">
                <text:p>998.5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.14577">
                <text:p>1.14577</text:p>
              </table:table-cell>
              <table:table-cell office:value-type="float" office:value="0.244794">
                <text:p>0.244794</text:p>
              </table:table-cell>
              <table:table-cell office:value-type="float" office:value="998.609">
                <text:p>998.60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.08932">
                <text:p>1.08932</text:p>
              </table:table-cell>
              <table:table-cell office:value-type="float" office:value="0.244683">
                <text:p>0.244683</text:p>
              </table:table-cell>
              <table:table-cell office:value-type="float" office:value="998.666">
                <text:p>998.666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.03565">
                <text:p>1.03565</text:p>
              </table:table-cell>
              <table:table-cell office:value-type="float" office:value="0.244578">
                <text:p>0.244578</text:p>
              </table:table-cell>
              <table:table-cell office:value-type="float" office:value="998.72">
                <text:p>998.72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984622">
                <text:p>0.984622</text:p>
              </table:table-cell>
              <table:table-cell office:value-type="float" office:value="0.244478">
                <text:p>0.244478</text:p>
              </table:table-cell>
              <table:table-cell office:value-type="float" office:value="998.771">
                <text:p>998.7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11">
                <text:p>0.93611</text:p>
              </table:table-cell>
              <table:table-cell office:value-type="float" office:value="0.244383">
                <text:p>0.244383</text:p>
              </table:table-cell>
              <table:table-cell office:value-type="float" office:value="998.82">
                <text:p>998.8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.889988">
                <text:p>0.889988</text:p>
              </table:table-cell>
              <table:table-cell office:value-type="float" office:value="0.244293">
                <text:p>0.244293</text:p>
              </table:table-cell>
              <table:table-cell office:value-type="float" office:value="998.866">
                <text:p>998.866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846138">
                <text:p>0.846138</text:p>
              </table:table-cell>
              <table:table-cell office:value-type="float" office:value="0.244207">
                <text:p>0.244207</text:p>
              </table:table-cell>
              <table:table-cell office:value-type="float" office:value="998.91">
                <text:p>998.9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.804448">
                <text:p>0.804448</text:p>
              </table:table-cell>
              <table:table-cell office:value-type="float" office:value="0.244125">
                <text:p>0.244125</text:p>
              </table:table-cell>
              <table:table-cell office:value-type="float" office:value="998.951">
                <text:p>998.951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.764813">
                <text:p>0.764813</text:p>
              </table:table-cell>
              <table:table-cell office:value-type="float" office:value="0.244048">
                <text:p>0.244048</text:p>
              </table:table-cell>
              <table:table-cell office:value-type="float" office:value="998.991">
                <text:p>998.99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72713">
                <text:p>0.72713</text:p>
              </table:table-cell>
              <table:table-cell office:value-type="float" office:value="0.243974">
                <text:p>0.243974</text:p>
              </table:table-cell>
              <table:table-cell office:value-type="float" office:value="999.029">
                <text:p>999.02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.691304">
                <text:p>0.691304</text:p>
              </table:table-cell>
              <table:table-cell office:value-type="float" office:value="0.243904">
                <text:p>0.243904</text:p>
              </table:table-cell>
              <table:table-cell office:value-type="float" office:value="999.065">
                <text:p>999.06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.657244">
                <text:p>0.657244</text:p>
              </table:table-cell>
              <table:table-cell office:value-type="float" office:value="0.243837">
                <text:p>0.243837</text:p>
              </table:table-cell>
              <table:table-cell office:value-type="float" office:value="999.099">
                <text:p>999.09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624861">
                <text:p>0.624861</text:p>
              </table:table-cell>
              <table:table-cell office:value-type="float" office:value="0.243774">
                <text:p>0.243774</text:p>
              </table:table-cell>
              <table:table-cell office:value-type="float" office:value="999.131">
                <text:p>999.131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.594074">
                <text:p>0.594074</text:p>
              </table:table-cell>
              <table:table-cell office:value-type="float" office:value="0.243714">
                <text:p>0.243714</text:p>
              </table:table-cell>
              <table:table-cell office:value-type="float" office:value="999.162">
                <text:p>999.1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4803">
                <text:p>0.564803</text:p>
              </table:table-cell>
              <table:table-cell office:value-type="float" office:value="0.243657">
                <text:p>0.243657</text:p>
              </table:table-cell>
              <table:table-cell office:value-type="float" office:value="999.192">
                <text:p>999.19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536975">
                <text:p>0.536975</text:p>
              </table:table-cell>
              <table:table-cell office:value-type="float" office:value="0.243602">
                <text:p>0.243602</text:p>
              </table:table-cell>
              <table:table-cell office:value-type="float" office:value="999.219">
                <text:p>999.219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.510518">
                <text:p>0.510518</text:p>
              </table:table-cell>
              <table:table-cell office:value-type="float" office:value="0.243551">
                <text:p>0.243551</text:p>
              </table:table-cell>
              <table:table-cell office:value-type="float" office:value="999.246">
                <text:p>999.246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.485365">
                <text:p>0.485365</text:p>
              </table:table-cell>
              <table:table-cell office:value-type="float" office:value="0.243502">
                <text:p>0.243502</text:p>
              </table:table-cell>
              <table:table-cell office:value-type="float" office:value="999.271">
                <text:p>999.271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461451">
                <text:p>0.461451</text:p>
              </table:table-cell>
              <table:table-cell office:value-type="float" office:value="0.243455">
                <text:p>0.243455</text:p>
              </table:table-cell>
              <table:table-cell office:value-type="float" office:value="999.295">
                <text:p>999.29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438715">
                <text:p>0.438715</text:p>
              </table:table-cell>
              <table:table-cell office:value-type="float" office:value="0.243411">
                <text:p>0.243411</text:p>
              </table:table-cell>
              <table:table-cell office:value-type="float" office:value="999.318">
                <text:p>999.318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.417099">
                <text:p>0.417099</text:p>
              </table:table-cell>
              <table:table-cell office:value-type="float" office:value="0.243368">
                <text:p>0.243368</text:p>
              </table:table-cell>
              <table:table-cell office:value-type="float" office:value="999.34">
                <text:p>999.3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396548">
                <text:p>0.396548</text:p>
              </table:table-cell>
              <table:table-cell office:value-type="float" office:value="0.243328">
                <text:p>0.243328</text:p>
              </table:table-cell>
              <table:table-cell office:value-type="float" office:value="999.36">
                <text:p>999.3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.37701">
                <text:p>0.37701</text:p>
              </table:table-cell>
              <table:table-cell office:value-type="float" office:value="0.24329">
                <text:p>0.24329</text:p>
              </table:table-cell>
              <table:table-cell office:value-type="float" office:value="999.38">
                <text:p>999.38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.358435">
                <text:p>0.358435</text:p>
              </table:table-cell>
              <table:table-cell office:value-type="float" office:value="0.243254">
                <text:p>0.243254</text:p>
              </table:table-cell>
              <table:table-cell office:value-type="float" office:value="999.398">
                <text:p>999.3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40774">
                <text:p>0.340774</text:p>
              </table:table-cell>
              <table:table-cell office:value-type="float" office:value="0.243219">
                <text:p>0.243219</text:p>
              </table:table-cell>
              <table:table-cell office:value-type="float" office:value="999.416">
                <text:p>999.41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.323984">
                <text:p>0.323984</text:p>
              </table:table-cell>
              <table:table-cell office:value-type="float" office:value="0.243187">
                <text:p>0.243187</text:p>
              </table:table-cell>
              <table:table-cell office:value-type="float" office:value="999.433">
                <text:p>999.433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.308021">
                <text:p>0.308021</text:p>
              </table:table-cell>
              <table:table-cell office:value-type="float" office:value="0.243156">
                <text:p>0.243156</text:p>
              </table:table-cell>
              <table:table-cell office:value-type="float" office:value="999.449">
                <text:p>999.449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292845">
                <text:p>0.292845</text:p>
              </table:table-cell>
              <table:table-cell office:value-type="float" office:value="0.243126">
                <text:p>0.243126</text:p>
              </table:table-cell>
              <table:table-cell office:value-type="float" office:value="999.464">
                <text:p>999.46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.278416">
                <text:p>0.278416</text:p>
              </table:table-cell>
              <table:table-cell office:value-type="float" office:value="0.243098">
                <text:p>0.243098</text:p>
              </table:table-cell>
              <table:table-cell office:value-type="float" office:value="999.478">
                <text:p>999.47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.264698">
                <text:p>0.264698</text:p>
              </table:table-cell>
              <table:table-cell office:value-type="float" office:value="0.243071">
                <text:p>0.243071</text:p>
              </table:table-cell>
              <table:table-cell office:value-type="float" office:value="999.492">
                <text:p>999.492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251656">
                <text:p>0.251656</text:p>
              </table:table-cell>
              <table:table-cell office:value-type="float" office:value="0.243046">
                <text:p>0.243046</text:p>
              </table:table-cell>
              <table:table-cell office:value-type="float" office:value="999.505">
                <text:p>999.505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.239257">
                <text:p>0.239257</text:p>
              </table:table-cell>
              <table:table-cell office:value-type="float" office:value="0.243022">
                <text:p>0.243022</text:p>
              </table:table-cell>
              <table:table-cell office:value-type="float" office:value="999.518">
                <text:p>999.518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.227469">
                <text:p>0.227469</text:p>
              </table:table-cell>
              <table:table-cell office:value-type="float" office:value="0.242999">
                <text:p>0.242999</text:p>
              </table:table-cell>
              <table:table-cell office:value-type="float" office:value="999.53">
                <text:p>999.53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216261">
                <text:p>0.216261</text:p>
              </table:table-cell>
              <table:table-cell office:value-type="float" office:value="0.242977">
                <text:p>0.242977</text:p>
              </table:table-cell>
              <table:table-cell office:value-type="float" office:value="999.541">
                <text:p>999.5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05606">
                <text:p>0.205606</text:p>
              </table:table-cell>
              <table:table-cell office:value-type="float" office:value="0.242956">
                <text:p>0.242956</text:p>
              </table:table-cell>
              <table:table-cell office:value-type="float" office:value="999.551">
                <text:p>999.55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.195476">
                <text:p>0.195476</text:p>
              </table:table-cell>
              <table:table-cell office:value-type="float" office:value="0.242936">
                <text:p>0.242936</text:p>
              </table:table-cell>
              <table:table-cell office:value-type="float" office:value="999.562">
                <text:p>999.56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185844">
                <text:p>0.185844</text:p>
              </table:table-cell>
              <table:table-cell office:value-type="float" office:value="0.242918">
                <text:p>0.242918</text:p>
              </table:table-cell>
              <table:table-cell office:value-type="float" office:value="999.571">
                <text:p>999.571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.176688">
                <text:p>0.176688</text:p>
              </table:table-cell>
              <table:table-cell office:value-type="float" office:value="0.2429">
                <text:p>0.2429</text:p>
              </table:table-cell>
              <table:table-cell office:value-type="float" office:value="999.58">
                <text:p>999.58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0.167982">
                <text:p>0.167982</text:p>
              </table:table-cell>
              <table:table-cell office:value-type="float" office:value="0.242883">
                <text:p>0.242883</text:p>
              </table:table-cell>
              <table:table-cell office:value-type="float" office:value="999.589">
                <text:p>999.58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159705">
                <text:p>0.159705</text:p>
              </table:table-cell>
              <table:table-cell office:value-type="float" office:value="0.242867">
                <text:p>0.242867</text:p>
              </table:table-cell>
              <table:table-cell office:value-type="float" office:value="999.597">
                <text:p>999.59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.151837">
                <text:p>0.151837</text:p>
              </table:table-cell>
              <table:table-cell office:value-type="float" office:value="0.242851">
                <text:p>0.242851</text:p>
              </table:table-cell>
              <table:table-cell office:value-type="float" office:value="999.605">
                <text:p>999.60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.144356">
                <text:p>0.144356</text:p>
              </table:table-cell>
              <table:table-cell office:value-type="float" office:value="0.242837">
                <text:p>0.242837</text:p>
              </table:table-cell>
              <table:table-cell office:value-type="float" office:value="999.613">
                <text:p>999.613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137243">
                <text:p>0.137243</text:p>
              </table:table-cell>
              <table:table-cell office:value-type="float" office:value="0.242823">
                <text:p>0.242823</text:p>
              </table:table-cell>
              <table:table-cell office:value-type="float" office:value="999.62">
                <text:p>999.62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.130481">
                <text:p>0.130481</text:p>
              </table:table-cell>
              <table:table-cell office:value-type="float" office:value="0.24281">
                <text:p>0.24281</text:p>
              </table:table-cell>
              <table:table-cell office:value-type="float" office:value="999.627">
                <text:p>999.6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4052">
                <text:p>0.124052</text:p>
              </table:table-cell>
              <table:table-cell office:value-type="float" office:value="0.242797">
                <text:p>0.242797</text:p>
              </table:table-cell>
              <table:table-cell office:value-type="float" office:value="999.633">
                <text:p>999.633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11794">
                <text:p>0.11794</text:p>
              </table:table-cell>
              <table:table-cell office:value-type="float" office:value="0.242785">
                <text:p>0.242785</text:p>
              </table:table-cell>
              <table:table-cell office:value-type="float" office:value="999.639">
                <text:p>999.639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.112129">
                <text:p>0.112129</text:p>
              </table:table-cell>
              <table:table-cell office:value-type="float" office:value="0.242774">
                <text:p>0.242774</text:p>
              </table:table-cell>
              <table:table-cell office:value-type="float" office:value="999.645">
                <text:p>999.645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0.106604">
                <text:p>0.106604</text:p>
              </table:table-cell>
              <table:table-cell office:value-type="float" office:value="0.242763">
                <text:p>0.242763</text:p>
              </table:table-cell>
              <table:table-cell office:value-type="float" office:value="999.651">
                <text:p>999.651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101352">
                <text:p>0.101352</text:p>
              </table:table-cell>
              <table:table-cell office:value-type="float" office:value="0.242753">
                <text:p>0.242753</text:p>
              </table:table-cell>
              <table:table-cell office:value-type="float" office:value="999.656">
                <text:p>999.656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.0963581">
                <text:p>0.0963581</text:p>
              </table:table-cell>
              <table:table-cell office:value-type="float" office:value="0.242743">
                <text:p>0.242743</text:p>
              </table:table-cell>
              <table:table-cell office:value-type="float" office:value="999.661">
                <text:p>999.66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0.0916104">
                <text:p>0.0916104</text:p>
              </table:table-cell>
              <table:table-cell office:value-type="float" office:value="0.242734">
                <text:p>0.242734</text:p>
              </table:table-cell>
              <table:table-cell office:value-type="float" office:value="999.666">
                <text:p>999.666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0870967">
                <text:p>0.0870967</text:p>
              </table:table-cell>
              <table:table-cell office:value-type="float" office:value="0.242725">
                <text:p>0.242725</text:p>
              </table:table-cell>
              <table:table-cell office:value-type="float" office:value="999.67">
                <text:p>999.67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.0828054">
                <text:p>0.0828054</text:p>
              </table:table-cell>
              <table:table-cell office:value-type="float" office:value="0.242717">
                <text:p>0.242717</text:p>
              </table:table-cell>
              <table:table-cell office:value-type="float" office:value="999.674">
                <text:p>999.674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0.0787255">
                <text:p>0.0787255</text:p>
              </table:table-cell>
              <table:table-cell office:value-type="float" office:value="0.242709">
                <text:p>0.242709</text:p>
              </table:table-cell>
              <table:table-cell office:value-type="float" office:value="999.679">
                <text:p>999.6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748466">
                <text:p>0.0748466</text:p>
              </table:table-cell>
              <table:table-cell office:value-type="float" office:value="0.242702">
                <text:p>0.242702</text:p>
              </table:table-cell>
              <table:table-cell office:value-type="float" office:value="999.682">
                <text:p>999.682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0.0711589">
                <text:p>0.0711589</text:p>
              </table:table-cell>
              <table:table-cell office:value-type="float" office:value="0.242694">
                <text:p>0.242694</text:p>
              </table:table-cell>
              <table:table-cell office:value-type="float" office:value="999.686">
                <text:p>999.686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0.0676528">
                <text:p>0.0676528</text:p>
              </table:table-cell>
              <table:table-cell office:value-type="float" office:value="0.242688">
                <text:p>0.242688</text:p>
              </table:table-cell>
              <table:table-cell office:value-type="float" office:value="999.69">
                <text:p>999.6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0643195">
                <text:p>0.0643195</text:p>
              </table:table-cell>
              <table:table-cell office:value-type="float" office:value="0.242681">
                <text:p>0.242681</text:p>
              </table:table-cell>
              <table:table-cell office:value-type="float" office:value="999.693">
                <text:p>999.693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0.0611504">
                <text:p>0.0611504</text:p>
              </table:table-cell>
              <table:table-cell office:value-type="float" office:value="0.242675">
                <text:p>0.242675</text:p>
              </table:table-cell>
              <table:table-cell office:value-type="float" office:value="999.696">
                <text:p>999.69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0581375">
                <text:p>0.0581375</text:p>
              </table:table-cell>
              <table:table-cell office:value-type="float" office:value="0.242669">
                <text:p>0.242669</text:p>
              </table:table-cell>
              <table:table-cell office:value-type="float" office:value="999.699">
                <text:p>999.699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055273">
                <text:p>0.055273</text:p>
              </table:table-cell>
              <table:table-cell office:value-type="float" office:value="0.242664">
                <text:p>0.242664</text:p>
              </table:table-cell>
              <table:table-cell office:value-type="float" office:value="999.702">
                <text:p>999.702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0.0525496">
                <text:p>0.0525496</text:p>
              </table:table-cell>
              <table:table-cell office:value-type="float" office:value="0.242658">
                <text:p>0.242658</text:p>
              </table:table-cell>
              <table:table-cell office:value-type="float" office:value="999.705">
                <text:p>999.705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0.0499605">
                <text:p>0.0499605</text:p>
              </table:table-cell>
              <table:table-cell office:value-type="float" office:value="0.242653">
                <text:p>0.242653</text:p>
              </table:table-cell>
              <table:table-cell office:value-type="float" office:value="999.707">
                <text:p>999.707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0474989">
                <text:p>0.0474989</text:p>
              </table:table-cell>
              <table:table-cell office:value-type="float" office:value="0.242648">
                <text:p>0.242648</text:p>
              </table:table-cell>
              <table:table-cell office:value-type="float" office:value="999.71">
                <text:p>999.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51586">
                <text:p>0.0451586</text:p>
              </table:table-cell>
              <table:table-cell office:value-type="float" office:value="0.242644">
                <text:p>0.242644</text:p>
              </table:table-cell>
              <table:table-cell office:value-type="float" office:value="999.712">
                <text:p>999.712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0.0429336">
                <text:p>0.0429336</text:p>
              </table:table-cell>
              <table:table-cell office:value-type="float" office:value="0.24264">
                <text:p>0.24264</text:p>
              </table:table-cell>
              <table:table-cell office:value-type="float" office:value="999.714">
                <text:p>999.714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0408182">
                <text:p>0.0408182</text:p>
              </table:table-cell>
              <table:table-cell office:value-type="float" office:value="0.242635">
                <text:p>0.242635</text:p>
              </table:table-cell>
              <table:table-cell office:value-type="float" office:value="999.717">
                <text:p>999.717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0.038807">
                <text:p>0.038807</text:p>
              </table:table-cell>
              <table:table-cell office:value-type="float" office:value="0.242632">
                <text:p>0.242632</text:p>
              </table:table-cell>
              <table:table-cell office:value-type="float" office:value="999.719">
                <text:p>999.719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0.036895">
                <text:p>0.036895</text:p>
              </table:table-cell>
              <table:table-cell office:value-type="float" office:value="0.242628">
                <text:p>0.242628</text:p>
              </table:table-cell>
              <table:table-cell office:value-type="float" office:value="999.72">
                <text:p>999.7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0350771">
                <text:p>0.0350771</text:p>
              </table:table-cell>
              <table:table-cell office:value-type="float" office:value="0.242624">
                <text:p>0.242624</text:p>
              </table:table-cell>
              <table:table-cell office:value-type="float" office:value="999.722">
                <text:p>999.722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0.0333489">
                <text:p>0.0333489</text:p>
              </table:table-cell>
              <table:table-cell office:value-type="float" office:value="0.242621">
                <text:p>0.242621</text:p>
              </table:table-cell>
              <table:table-cell office:value-type="float" office:value="999.724">
                <text:p>999.724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0.0317057">
                <text:p>0.0317057</text:p>
              </table:table-cell>
              <table:table-cell office:value-type="float" office:value="0.242618">
                <text:p>0.242618</text:p>
              </table:table-cell>
              <table:table-cell office:value-type="float" office:value="999.726">
                <text:p>999.726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0.0301436">
                <text:p>0.0301436</text:p>
              </table:table-cell>
              <table:table-cell office:value-type="float" office:value="0.242615">
                <text:p>0.242615</text:p>
              </table:table-cell>
              <table:table-cell office:value-type="float" office:value="999.727">
                <text:p>999.727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0.0286584">
                <text:p>0.0286584</text:p>
              </table:table-cell>
              <table:table-cell office:value-type="float" office:value="0.242612">
                <text:p>0.242612</text:p>
              </table:table-cell>
              <table:table-cell office:value-type="float" office:value="999.729">
                <text:p>999.7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272463">
                <text:p>0.0272463</text:p>
              </table:table-cell>
              <table:table-cell office:value-type="float" office:value="0.242609">
                <text:p>0.242609</text:p>
              </table:table-cell>
              <table:table-cell office:value-type="float" office:value="999.73">
                <text:p>999.73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0.0259039">
                <text:p>0.0259039</text:p>
              </table:table-cell>
              <table:table-cell office:value-type="float" office:value="0.242606">
                <text:p>0.242606</text:p>
              </table:table-cell>
              <table:table-cell office:value-type="float" office:value="999.731">
                <text:p>999.731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0.0246276">
                <text:p>0.0246276</text:p>
              </table:table-cell>
              <table:table-cell office:value-type="float" office:value="0.242604">
                <text:p>0.242604</text:p>
              </table:table-cell>
              <table:table-cell office:value-type="float" office:value="999.733">
                <text:p>999.733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0.0234142">
                <text:p>0.0234142</text:p>
              </table:table-cell>
              <table:table-cell office:value-type="float" office:value="0.242602">
                <text:p>0.242602</text:p>
              </table:table-cell>
              <table:table-cell office:value-type="float" office:value="999.734">
                <text:p>999.734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0.0222605">
                <text:p>0.0222605</text:p>
              </table:table-cell>
              <table:table-cell office:value-type="float" office:value="0.242599">
                <text:p>0.242599</text:p>
              </table:table-cell>
              <table:table-cell office:value-type="float" office:value="999.735">
                <text:p>999.73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.0211637">
                <text:p>0.0211637</text:p>
              </table:table-cell>
              <table:table-cell office:value-type="float" office:value="0.242597">
                <text:p>0.242597</text:p>
              </table:table-cell>
              <table:table-cell office:value-type="float" office:value="999.736">
                <text:p>999.736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0.020121">
                <text:p>0.020121</text:p>
              </table:table-cell>
              <table:table-cell office:value-type="float" office:value="0.242595">
                <text:p>0.242595</text:p>
              </table:table-cell>
              <table:table-cell office:value-type="float" office:value="999.737">
                <text:p>999.737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0.0191296">
                <text:p>0.0191296</text:p>
              </table:table-cell>
              <table:table-cell office:value-type="float" office:value="0.242593">
                <text:p>0.242593</text:p>
              </table:table-cell>
              <table:table-cell office:value-type="float" office:value="999.738">
                <text:p>999.738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0.0181871">
                <text:p>0.0181871</text:p>
              </table:table-cell>
              <table:table-cell office:value-type="float" office:value="0.242591">
                <text:p>0.242591</text:p>
              </table:table-cell>
              <table:table-cell office:value-type="float" office:value="999.739">
                <text:p>999.739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0.017291">
                <text:p>0.017291</text:p>
              </table:table-cell>
              <table:table-cell office:value-type="float" office:value="0.24259">
                <text:p>0.24259</text:p>
              </table:table-cell>
              <table:table-cell office:value-type="float" office:value="999.74">
                <text:p>999.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6439">
                <text:p>0.016439</text:p>
              </table:table-cell>
              <table:table-cell office:value-type="float" office:value="0.242588">
                <text:p>0.242588</text:p>
              </table:table-cell>
              <table:table-cell office:value-type="float" office:value="999.741">
                <text:p>999.741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0.0156291">
                <text:p>0.0156291</text:p>
              </table:table-cell>
              <table:table-cell office:value-type="float" office:value="0.242586">
                <text:p>0.242586</text:p>
              </table:table-cell>
              <table:table-cell office:value-type="float" office:value="999.742">
                <text:p>999.74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0.014859">
                <text:p>0.014859</text:p>
              </table:table-cell>
              <table:table-cell office:value-type="float" office:value="0.242585">
                <text:p>0.242585</text:p>
              </table:table-cell>
              <table:table-cell office:value-type="float" office:value="999.743">
                <text:p>999.743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0.0141269">
                <text:p>0.0141269</text:p>
              </table:table-cell>
              <table:table-cell office:value-type="float" office:value="0.242584">
                <text:p>0.242584</text:p>
              </table:table-cell>
              <table:table-cell office:value-type="float" office:value="999.743">
                <text:p>999.74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0.0134308">
                <text:p>0.0134308</text:p>
              </table:table-cell>
              <table:table-cell office:value-type="float" office:value="0.242582">
                <text:p>0.242582</text:p>
              </table:table-cell>
              <table:table-cell office:value-type="float" office:value="999.744">
                <text:p>999.744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.0127691">
                <text:p>0.0127691</text:p>
              </table:table-cell>
              <table:table-cell office:value-type="float" office:value="0.242581">
                <text:p>0.242581</text:p>
              </table:table-cell>
              <table:table-cell office:value-type="float" office:value="999.745">
                <text:p>999.745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0.0121399">
                <text:p>0.0121399</text:p>
              </table:table-cell>
              <table:table-cell office:value-type="float" office:value="0.24258">
                <text:p>0.24258</text:p>
              </table:table-cell>
              <table:table-cell office:value-type="float" office:value="999.745">
                <text:p>999.745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0.0115418">
                <text:p>0.0115418</text:p>
              </table:table-cell>
              <table:table-cell office:value-type="float" office:value="0.242578">
                <text:p>0.242578</text:p>
              </table:table-cell>
              <table:table-cell office:value-type="float" office:value="999.746">
                <text:p>999.746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0.0109731">
                <text:p>0.0109731</text:p>
              </table:table-cell>
              <table:table-cell office:value-type="float" office:value="0.242577">
                <text:p>0.242577</text:p>
              </table:table-cell>
              <table:table-cell office:value-type="float" office:value="999.746">
                <text:p>999.74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0.0104325">
                <text:p>0.0104325</text:p>
              </table:table-cell>
              <table:table-cell office:value-type="float" office:value="0.242576">
                <text:p>0.242576</text:p>
              </table:table-cell>
              <table:table-cell office:value-type="float" office:value="999.747">
                <text:p>999.7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1846">
                <text:p>0.00991846</text:p>
              </table:table-cell>
              <table:table-cell office:value-type="float" office:value="0.242575">
                <text:p>0.242575</text:p>
              </table:table-cell>
              <table:table-cell office:value-type="float" office:value="999.748">
                <text:p>999.748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0.00942976">
                <text:p>0.00942976</text:p>
              </table:table-cell>
              <table:table-cell office:value-type="float" office:value="0.242574">
                <text:p>0.242574</text:p>
              </table:table-cell>
              <table:table-cell office:value-type="float" office:value="999.748">
                <text:p>999.74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0.00896515">
                <text:p>0.00896515</text:p>
              </table:table-cell>
              <table:table-cell office:value-type="float" office:value="0.242573">
                <text:p>0.242573</text:p>
              </table:table-cell>
              <table:table-cell office:value-type="float" office:value="999.748">
                <text:p>999.748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0.00852343">
                <text:p>0.00852343</text:p>
              </table:table-cell>
              <table:table-cell office:value-type="float" office:value="0.242573">
                <text:p>0.242573</text:p>
              </table:table-cell>
              <table:table-cell office:value-type="float" office:value="999.749">
                <text:p>999.74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0.00810347">
                <text:p>0.00810347</text:p>
              </table:table-cell>
              <table:table-cell office:value-type="float" office:value="0.242572">
                <text:p>0.242572</text:p>
              </table:table-cell>
              <table:table-cell office:value-type="float" office:value="999.749">
                <text:p>999.74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0.00770421">
                <text:p>0.00770421</text:p>
              </table:table-cell>
              <table:table-cell office:value-type="float" office:value="0.242571">
                <text:p>0.242571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0.00732461">
                <text:p>0.00732461</text:p>
              </table:table-cell>
              <table:table-cell office:value-type="float" office:value="0.24257">
                <text:p>0.24257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0.00696372">
                <text:p>0.00696372</text:p>
              </table:table-cell>
              <table:table-cell office:value-type="float" office:value="0.24257">
                <text:p>0.24257</text:p>
              </table:table-cell>
              <table:table-cell office:value-type="float" office:value="999.75">
                <text:p>999.75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0.00662062">
                <text:p>0.00662062</text:p>
              </table:table-cell>
              <table:table-cell office:value-type="float" office:value="0.242569">
                <text:p>0.242569</text:p>
              </table:table-cell>
              <table:table-cell office:value-type="float" office:value="999.751">
                <text:p>999.751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0.00629441">
                <text:p>0.00629441</text:p>
              </table:table-cell>
              <table:table-cell office:value-type="float" office:value="0.242568">
                <text:p>0.242568</text:p>
              </table:table-cell>
              <table:table-cell office:value-type="float" office:value="999.751">
                <text:p>999.7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598428">
                <text:p>0.00598428</text:p>
              </table:table-cell>
              <table:table-cell office:value-type="float" office:value="0.242568">
                <text:p>0.242568</text:p>
              </table:table-cell>
              <table:table-cell office:value-type="float" office:value="999.751">
                <text:p>999.751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0.00568943">
                <text:p>0.00568943</text:p>
              </table:table-cell>
              <table:table-cell office:value-type="float" office:value="0.242567">
                <text:p>0.242567</text:p>
              </table:table-cell>
              <table:table-cell office:value-type="float" office:value="999.752">
                <text:p>999.752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0.00540911">
                <text:p>0.00540911</text:p>
              </table:table-cell>
              <table:table-cell office:value-type="float" office:value="0.242567">
                <text:p>0.242567</text:p>
              </table:table-cell>
              <table:table-cell office:value-type="float" office:value="999.752">
                <text:p>999.75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0.00514259">
                <text:p>0.00514259</text:p>
              </table:table-cell>
              <table:table-cell office:value-type="float" office:value="0.242566">
                <text:p>0.242566</text:p>
              </table:table-cell>
              <table:table-cell office:value-type="float" office:value="999.752">
                <text:p>999.752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0.00488921">
                <text:p>0.00488921</text:p>
              </table:table-cell>
              <table:table-cell office:value-type="float" office:value="0.242566">
                <text:p>0.242566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00464832">
                <text:p>0.00464832</text:p>
              </table:table-cell>
              <table:table-cell office:value-type="float" office:value="0.242565">
                <text:p>0.242565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0.00441929">
                <text:p>0.00441929</text:p>
              </table:table-cell>
              <table:table-cell office:value-type="float" office:value="0.242565">
                <text:p>0.242565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0.00420155">
                <text:p>0.00420155</text:p>
              </table:table-cell>
              <table:table-cell office:value-type="float" office:value="0.242564">
                <text:p>0.242564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0.00399453">
                <text:p>0.00399453</text:p>
              </table:table-cell>
              <table:table-cell office:value-type="float" office:value="0.242564">
                <text:p>0.242564</text:p>
              </table:table-cell>
              <table:table-cell office:value-type="float" office:value="999.753">
                <text:p>999.753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0.00379772">
                <text:p>0.00379772</text:p>
              </table:table-cell>
              <table:table-cell office:value-type="float" office:value="0.242563">
                <text:p>0.242563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6106">
                <text:p>0.0036106</text:p>
              </table:table-cell>
              <table:table-cell office:value-type="float" office:value="0.242563">
                <text:p>0.242563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0.00343271">
                <text:p>0.00343271</text:p>
              </table:table-cell>
              <table:table-cell office:value-type="float" office:value="0.242563">
                <text:p>0.242563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0.00326357">
                <text:p>0.00326357</text:p>
              </table:table-cell>
              <table:table-cell office:value-type="float" office:value="0.242562">
                <text:p>0.242562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0.00310277">
                <text:p>0.00310277</text:p>
              </table:table-cell>
              <table:table-cell office:value-type="float" office:value="0.242562">
                <text:p>0.242562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0.0029499">
                <text:p>0.0029499</text:p>
              </table:table-cell>
              <table:table-cell office:value-type="float" office:value="0.242562">
                <text:p>0.242562</text:p>
              </table:table-cell>
              <table:table-cell office:value-type="float" office:value="999.754">
                <text:p>999.754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.00280455">
                <text:p>0.00280455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0.00266637">
                <text:p>0.00266637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0.002535">
                <text:p>0.002535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0.00241009">
                <text:p>0.00241009</text:p>
              </table:table-cell>
              <table:table-cell office:value-type="float" office:value="0.242561">
                <text:p>0.242561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0.00229135">
                <text:p>0.00229135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17845">
                <text:p>0.00217845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0.00207112">
                <text:p>0.00207112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0.00196907">
                <text:p>0.00196907</text:p>
              </table:table-cell>
              <table:table-cell office:value-type="float" office:value="0.24256">
                <text:p>0.24256</text:p>
              </table:table-cell>
              <table:table-cell office:value-type="float" office:value="999.755">
                <text:p>999.75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0.00187205">
                <text:p>0.00187205</text:p>
              </table:table-cell>
              <table:table-cell office:value-type="float" office:value="0.24256">
                <text:p>0.24256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0.00177981">
                <text:p>0.00177981</text:p>
              </table:table-cell>
              <table:table-cell office:value-type="float" office:value="0.24256">
                <text:p>0.24256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00169212">
                <text:p>0.00169212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0.00160875">
                <text:p>0.00160875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0.00152948">
                <text:p>0.00152948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0.00145413">
                <text:p>0.00145413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0.00138248">
                <text:p>0.00138248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131436">
                <text:p>0.00131436</text:p>
              </table:table-cell>
              <table:table-cell office:value-type="float" office:value="0.242559">
                <text:p>0.242559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0.0012496">
                <text:p>0.001249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0.00118803">
                <text:p>0.00118803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0.0011295">
                <text:p>0.0011295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0.00107385">
                <text:p>0.00107385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00102094">
                <text:p>0.00102094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0.000970636">
                <text:p>0.00097063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6">
                <text:p>999.756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0.000922812">
                <text:p>0.000922812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0.000877344">
                <text:p>0.000877344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0.000834116">
                <text:p>0.00083411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793019">
                <text:p>0.000793019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0.000753946">
                <text:p>0.000753946</text:p>
              </table:table-cell>
              <table:table-cell office:value-type="float" office:value="0.242558">
                <text:p>0.242558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0.000716798">
                <text:p>0.000716798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0.000681481">
                <text:p>0.00068148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0.000647904">
                <text:p>0.000647904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0.000615981">
                <text:p>0.00061598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0.000585631">
                <text:p>0.00058563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0.000556776">
                <text:p>0.000556776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0.000529344">
                <text:p>0.000529344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0.000503262">
                <text:p>0.00050326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478466">
                <text:p>0.000478466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0.000454892">
                <text:p>0.00045489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0.000432479">
                <text:p>0.000432479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0.00041117">
                <text:p>0.00041117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0.000390911">
                <text:p>0.00039091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000371651">
                <text:p>0.000371651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0.000353339">
                <text:p>0.000353339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0.00033593">
                <text:p>0.00033593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0.000319378">
                <text:p>0.000319378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0.000303642">
                <text:p>0.00030364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288682">
                <text:p>0.000288682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0.000274458">
                <text:p>0.000274458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000260935">
                <text:p>0.000260935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0.000248079">
                <text:p>0.000248079</text:p>
              </table:table-cell>
              <table:table-cell office:value-type="float" office:value="0.242557">
                <text:p>0.242557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0.000235856">
                <text:p>0.00023585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0.000224235">
                <text:p>0.0002242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0.000213187">
                <text:p>0.000213187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0.000202683">
                <text:p>0.00020268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.000192696">
                <text:p>0.00019269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000183202">
                <text:p>0.00018320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174175">
                <text:p>0.00017417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0.000165594">
                <text:p>0.000165594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0.000157435">
                <text:p>0.0001574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0.000149678">
                <text:p>0.00014967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0.000142303">
                <text:p>0.00014230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.000135292">
                <text:p>0.00013529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000128626">
                <text:p>0.00012862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0.000122288">
                <text:p>0.00012228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0.000116263">
                <text:p>0.00011626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0.000110535">
                <text:p>0.0001105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105088">
                <text:p>0.00010508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0.0000999106">
                <text:p>0.000099910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0.0000949879">
                <text:p>0.000094987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.0000903078">
                <text:p>0.000090307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.0000858582">
                <text:p>0.000085858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.0000816279">
                <text:p>0.000081627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0.000077606">
                <text:p>0.00007760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0.0000737823">
                <text:p>0.000073782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0.000070147">
                <text:p>0.000070147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.0000666908">
                <text:p>0.000066690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634049">
                <text:p>0.000063404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0.0000602809">
                <text:p>0.000060280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.0000573108">
                <text:p>0.000057310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0.000054487">
                <text:p>0.000054487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0.0000518024">
                <text:p>0.0000518024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0.00004925">
                <text:p>0.0000492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.0000468235">
                <text:p>0.0000468235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0.0000445164">
                <text:p>0.0000445164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0.0000423231">
                <text:p>0.0000423231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0.0000402378">
                <text:p>0.0000402378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382552">
                <text:p>0.0000382552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0.0000363703">
                <text:p>0.000036370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0.0000345783">
                <text:p>0.0000345783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0.0000328746">
                <text:p>0.0000328746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0.0000312549">
                <text:p>0.0000312549</text:p>
              </table:table-cell>
              <table:table-cell office:value-type="float" office:value="0.242556">
                <text:p>0.242556</text:p>
              </table:table-cell>
              <table:table-cell office:value-type="float" office:value="999.757">
                <text:p>999.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